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1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1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1"/>
          <table:table-cell table:style-name="ce61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1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Bert" calcext:value-type="string">
            <text:p>Bert</text:p>
          </table:table-cell>
          <table:table-cell table:style-name="ce14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35"/>
          <table:table-cell table:style-name="ce61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2.0531901469336" calcext:value-type="float">
            <text:p>92.05</text:p>
          </table:table-cell>
          <table:table-cell table:style-name="ce101" office:value-type="float" office:value="1.03321732136604" calcext:value-type="float">
            <text:p>1.03</text:p>
          </table:table-cell>
          <table:table-cell table:style-name="ce95" office:value-type="float" office:value="91.4638764242139" calcext:value-type="float">
            <text:p>91.46</text:p>
          </table:table-cell>
          <table:table-cell table:style-name="ce101" office:value-type="float" office:value="0.83996039482614" calcext:value-type="float">
            <text:p>0.84</text:p>
          </table:table-cell>
          <table:table-cell table:style-name="ce95" office:value-type="float" office:value="92.6761708989552" calcext:value-type="float">
            <text:p>92.68</text:p>
          </table:table-cell>
          <table:table-cell table:style-name="ce108" office:value-type="float" office:value="1.93347855713598" calcext:value-type="float">
            <text:p>1.93</text:p>
          </table:table-cell>
          <table:table-cell table:style-name="ce95" office:value-type="float" office:value="89.4200255973288" calcext:value-type="float">
            <text:p>89.42</text:p>
          </table:table-cell>
          <table:table-cell table:style-name="ce108" office:value-type="float" office:value="1.30493616260802" calcext:value-type="float">
            <text:p>1.30</text:p>
          </table:table-cell>
          <table:table-cell table:style-name="ce108"/>
          <table:table-cell table:style-name="ce101" office:value-type="float" office:value="96.8737663300513" calcext:value-type="float">
            <text:p>96.87</text:p>
          </table:table-cell>
          <table:table-cell table:style-name="ce108" office:value-type="float" office:value="0.594369887842553" calcext:value-type="float">
            <text:p>0.59</text:p>
          </table:table-cell>
          <table:table-cell table:style-name="ce101" office:value-type="float" office:value="96.259297301123" calcext:value-type="float">
            <text:p>96.26</text:p>
          </table:table-cell>
          <table:table-cell table:style-name="ce108" office:value-type="float" office:value="1.03224984299179" calcext:value-type="float">
            <text:p>1.03</text:p>
          </table:table-cell>
          <table:table-cell table:style-name="ce95" office:value-type="float" office:value="97.5237922258931" calcext:value-type="float">
            <text:p>97.52</text:p>
          </table:table-cell>
          <table:table-cell table:style-name="ce108" office:value-type="float" office:value="1.50314749035792" calcext:value-type="float">
            <text:p>1.50</text:p>
          </table:table-cell>
          <table:table-cell table:style-name="ce95" office:value-type="float" office:value="93.6970428534031" calcext:value-type="float">
            <text:p>93.70</text:p>
          </table:table-cell>
          <table:table-cell table:style-name="ce39" office:value-type="float" office:value="1.36112265082586" calcext:value-type="float">
            <text:p>1.36</text:p>
          </table:table-cell>
          <table:table-cell table:style-name="ce115"/>
          <table:table-cell table:style-name="ce117"/>
          <table:table-cell table:style-name="ce36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05_{\pm 1.03}$ " calcext:value-type="string">
            <text:p><text:s/>$92.05_{\pm 1.03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46_{\pm 0.84}$ " calcext:value-type="string">
            <text:p><text:s/>$91.46_{\pm 0.84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8_{\pm 1.93}$ " calcext:value-type="string">
            <text:p><text:s/>$92.68_{\pm 1.93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42_{\pm 1.30}$ " calcext:value-type="string">
            <text:p><text:s/>$89.42_{\pm 1.30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87_{\pm 0.59}$ " calcext:value-type="string">
            <text:p><text:s/>$96.87_{\pm 0.59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26_{\pm 1.03}$ " calcext:value-type="string">
            <text:p><text:s/>$96.26_{\pm 1.03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52_{\pm 1.50}$ " calcext:value-type="string">
            <text:p><text:s/>$97.52_{\pm 1.50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70_{\pm 1.36}$ " calcext:value-type="string">
            <text:p><text:s/>$93.70_{\pm 1.3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2.2392901068399" calcext:value-type="float">
            <text:p>92.24</text:p>
          </table:table-cell>
          <table:table-cell table:style-name="ce101" office:value-type="float" office:value="0.794581133224981" calcext:value-type="float">
            <text:p>0.79</text:p>
          </table:table-cell>
          <table:table-cell table:style-name="ce95" office:value-type="float" office:value="91.2770363173431" calcext:value-type="float">
            <text:p>91.28</text:p>
          </table:table-cell>
          <table:table-cell table:style-name="ce101" office:value-type="float" office:value="1.42970352055943" calcext:value-type="float">
            <text:p>1.43</text:p>
          </table:table-cell>
          <table:table-cell table:style-name="ce95" office:value-type="float" office:value="93.2494349373747" calcext:value-type="float">
            <text:p>93.25</text:p>
          </table:table-cell>
          <table:table-cell table:style-name="ce108" office:value-type="float" office:value="1.28118540434907" calcext:value-type="float">
            <text:p>1.28</text:p>
          </table:table-cell>
          <table:table-cell table:style-name="ce95" office:value-type="float" office:value="92.2392901068399" calcext:value-type="float">
            <text:p>92.24</text:p>
          </table:table-cell>
          <table:table-cell table:style-name="ce108" office:value-type="float" office:value="0.794581133224981" calcext:value-type="float">
            <text:p>0.79</text:p>
          </table:table-cell>
          <table:table-cell table:style-name="ce108"/>
          <table:table-cell table:style-name="ce101" office:value-type="float" office:value="95.2643978504488" calcext:value-type="float">
            <text:p>95.26</text:p>
          </table:table-cell>
          <table:table-cell table:style-name="ce108" office:value-type="float" office:value="1.08247483819529" calcext:value-type="float">
            <text:p>1.08</text:p>
          </table:table-cell>
          <table:table-cell table:style-name="ce101" office:value-type="float" office:value="94.2722513719742" calcext:value-type="float">
            <text:p>94.27</text:p>
          </table:table-cell>
          <table:table-cell table:style-name="ce108" office:value-type="float" office:value="1.73095249264612" calcext:value-type="float">
            <text:p>1.73</text:p>
          </table:table-cell>
          <table:table-cell table:style-name="ce95" office:value-type="float" office:value="96.3060462741586" calcext:value-type="float">
            <text:p>96.31</text:p>
          </table:table-cell>
          <table:table-cell table:style-name="ce108" office:value-type="float" office:value="1.39789867127932" calcext:value-type="float">
            <text:p>1.40</text:p>
          </table:table-cell>
          <table:table-cell table:style-name="ce95" office:value-type="float" office:value="95.2643978504488" calcext:value-type="float">
            <text:p>95.26</text:p>
          </table:table-cell>
          <table:table-cell table:style-name="ce108" office:value-type="float" office:value="1.08247483819529" calcext:value-type="float">
            <text:p>1.08</text:p>
          </table:table-cell>
          <table:table-cell table:style-name="ce115" table:number-columns-repeated="2"/>
          <table:table-cell table:style-name="ce36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24_{\pm 0.79}$ " calcext:value-type="string">
            <text:p><text:s/>$92.24_{\pm 0.79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28_{\pm 1.43}$ " calcext:value-type="string">
            <text:p><text:s/>$91.28_{\pm 1.43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25_{\pm 1.28}$ " calcext:value-type="string">
            <text:p><text:s/>$93.25_{\pm 1.28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2.24_{\pm 0.79}$ " calcext:value-type="string">
            <text:p><text:s/>$92.24_{\pm 0.79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26_{\pm 1.08}$ " calcext:value-type="string">
            <text:p><text:s/>$95.26_{\pm 1.08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4.27_{\pm 1.73}$ " calcext:value-type="string">
            <text:p><text:s/>$94.27_{\pm 1.73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31_{\pm 1.40}$ " calcext:value-type="string">
            <text:p><text:s/>$96.31_{\pm 1.40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26_{\pm 1.08}$ " calcext:value-type="string">
            <text:p><text:s/>$95.26_{\pm 1.0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4.0771737337073" calcext:value-type="float">
            <text:p>74.08</text:p>
          </table:table-cell>
          <table:table-cell table:style-name="ce101" office:value-type="float" office:value="15.931434725796" calcext:value-type="float">
            <text:p>15.93</text:p>
          </table:table-cell>
          <table:table-cell table:style-name="ce95" office:value-type="float" office:value="78.4253524253524" calcext:value-type="float">
            <text:p>78.43</text:p>
          </table:table-cell>
          <table:table-cell table:style-name="ce101" office:value-type="float" office:value="18.1866452408272" calcext:value-type="float">
            <text:p>18.19</text:p>
          </table:table-cell>
          <table:table-cell table:style-name="ce95" office:value-type="float" office:value="72.2400793650794" calcext:value-type="float">
            <text:p>72.24</text:p>
          </table:table-cell>
          <table:table-cell table:style-name="ce108" office:value-type="float" office:value="16.2226436253237" calcext:value-type="float">
            <text:p>16.22</text:p>
          </table:table-cell>
          <table:table-cell table:style-name="ce95" office:value-type="float" office:value="74.0771737337073" calcext:value-type="float">
            <text:p>74.08</text:p>
          </table:table-cell>
          <table:table-cell table:style-name="ce108" office:value-type="float" office:value="15.931434725796" calcext:value-type="float">
            <text:p>15.93</text:p>
          </table:table-cell>
          <table:table-cell table:style-name="ce108"/>
          <table:table-cell table:style-name="ce101" office:value-type="float" office:value="78.6268370333706" calcext:value-type="float">
            <text:p>78.63</text:p>
          </table:table-cell>
          <table:table-cell table:style-name="ce108" office:value-type="float" office:value="13.6173851409959" calcext:value-type="float">
            <text:p>13.62</text:p>
          </table:table-cell>
          <table:table-cell table:style-name="ce101" office:value-type="float" office:value="82.9102009102009" calcext:value-type="float">
            <text:p>82.91</text:p>
          </table:table-cell>
          <table:table-cell table:style-name="ce108" office:value-type="float" office:value="16.0551258351733" calcext:value-type="float">
            <text:p>16.06</text:p>
          </table:table-cell>
          <table:table-cell table:style-name="ce95" office:value-type="float" office:value="77.156746031746" calcext:value-type="float">
            <text:p>77.16</text:p>
          </table:table-cell>
          <table:table-cell table:style-name="ce108" office:value-type="float" office:value="15.4704304757272" calcext:value-type="float">
            <text:p>15.47</text:p>
          </table:table-cell>
          <table:table-cell table:style-name="ce95" office:value-type="float" office:value="78.6268370333706" calcext:value-type="float">
            <text:p>78.63</text:p>
          </table:table-cell>
          <table:table-cell table:style-name="ce108" office:value-type="float" office:value="13.6173851409959" calcext:value-type="float">
            <text:p>13.62</text:p>
          </table:table-cell>
          <table:table-cell table:style-name="ce115" table:number-columns-repeated="2"/>
          <table:table-cell table:style-name="ce36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4.08_{\pm 15.93}$ " calcext:value-type="string">
            <text:p><text:s/>$74.08_{\pm 15.93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78.43_{\pm 18.19}$ " calcext:value-type="string">
            <text:p><text:s/>$78.43_{\pm 18.19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72.24_{\pm 16.22}$ " calcext:value-type="string">
            <text:p><text:s/>$72.24_{\pm 16.22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4.08_{\pm 15.93}$ " calcext:value-type="string">
            <text:p><text:s/>$74.08_{\pm 15.93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8.63_{\pm 13.62}$ " calcext:value-type="string">
            <text:p><text:s/>$78.63_{\pm 13.62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2.91_{\pm 16.06}$ " calcext:value-type="string">
            <text:p><text:s/>$82.91_{\pm 16.06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7.16_{\pm 15.47}$ " calcext:value-type="string">
            <text:p><text:s/>$77.16_{\pm 15.47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8.63_{\pm 13.62}$ " calcext:value-type="string">
            <text:p><text:s/>$78.63_{\pm 13.6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78.5565410225705" calcext:value-type="float">
            <text:p>78.56</text:p>
          </table:table-cell>
          <table:table-cell table:style-name="ce101" office:value-type="float" office:value="6.41323076535529" calcext:value-type="float">
            <text:p>6.41</text:p>
          </table:table-cell>
          <table:table-cell table:style-name="ce95" office:value-type="float" office:value="78.5853468382231" calcext:value-type="float">
            <text:p>78.59</text:p>
          </table:table-cell>
          <table:table-cell table:style-name="ce101" office:value-type="float" office:value="7.14176327693619" calcext:value-type="float">
            <text:p>7.14</text:p>
          </table:table-cell>
          <table:table-cell table:style-name="ce95" office:value-type="float" office:value="78.8429081998242" calcext:value-type="float">
            <text:p>78.84</text:p>
          </table:table-cell>
          <table:table-cell table:style-name="ce108" office:value-type="float" office:value="7.33917698331223" calcext:value-type="float">
            <text:p>7.34</text:p>
          </table:table-cell>
          <table:table-cell table:style-name="ce95" office:value-type="float" office:value="78.5565410225705" calcext:value-type="float">
            <text:p>78.56</text:p>
          </table:table-cell>
          <table:table-cell table:style-name="ce108" office:value-type="float" office:value="6.41323076535529" calcext:value-type="float">
            <text:p>6.41</text:p>
          </table:table-cell>
          <table:table-cell table:style-name="ce108"/>
          <table:table-cell table:style-name="ce101" office:value-type="float" office:value="88.1867143539638" calcext:value-type="float">
            <text:p>88.19</text:p>
          </table:table-cell>
          <table:table-cell table:style-name="ce108" office:value-type="float" office:value="2.66873142660137" calcext:value-type="float">
            <text:p>2.67</text:p>
          </table:table-cell>
          <table:table-cell table:style-name="ce101" office:value-type="float" office:value="88.2241973776718" calcext:value-type="float">
            <text:p>88.22</text:p>
          </table:table-cell>
          <table:table-cell table:style-name="ce108" office:value-type="float" office:value="4.45091570862989" calcext:value-type="float">
            <text:p>4.45</text:p>
          </table:table-cell>
          <table:table-cell table:style-name="ce95" office:value-type="float" office:value="88.511873549592" calcext:value-type="float">
            <text:p>88.51</text:p>
          </table:table-cell>
          <table:table-cell table:style-name="ce108" office:value-type="float" office:value="5.06422892867323" calcext:value-type="float">
            <text:p>5.06</text:p>
          </table:table-cell>
          <table:table-cell table:style-name="ce95" office:value-type="float" office:value="88.1867143539638" calcext:value-type="float">
            <text:p>88.19</text:p>
          </table:table-cell>
          <table:table-cell table:style-name="ce108" office:value-type="float" office:value="2.66873142660137" calcext:value-type="float">
            <text:p>2.67</text:p>
          </table:table-cell>
          <table:table-cell table:style-name="ce115" table:number-columns-repeated="2"/>
          <table:table-cell table:style-name="ce36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78.56_{\pm 6.41}$ " calcext:value-type="string">
            <text:p><text:s/>$78.56_{\pm 6.41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78.59_{\pm 7.14}$ " calcext:value-type="string">
            <text:p><text:s/>$78.59_{\pm 7.14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78.84_{\pm 7.34}$ " calcext:value-type="string">
            <text:p><text:s/>$78.84_{\pm 7.34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78.56_{\pm 6.41}$ " calcext:value-type="string">
            <text:p><text:s/>$78.56_{\pm 6.41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8.19_{\pm 2.67}$ " calcext:value-type="string">
            <text:p><text:s/>$88.19_{\pm 2.67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8.22_{\pm 4.45}$ " calcext:value-type="string">
            <text:p><text:s/>$88.22_{\pm 4.45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8.51_{\pm 5.06}$ " calcext:value-type="string">
            <text:p><text:s/>$88.51_{\pm 5.06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8.19_{\pm 2.67}$ " calcext:value-type="string">
            <text:p><text:s/>$88.19_{\pm 2.6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5.1555111555111" calcext:value-type="float">
            <text:p>75.16</text:p>
          </table:table-cell>
          <table:table-cell table:style-name="ce101" office:value-type="float" office:value="8.78054641555624" calcext:value-type="float">
            <text:p>8.78</text:p>
          </table:table-cell>
          <table:table-cell table:style-name="ce95" office:value-type="float" office:value="86.8095238095238" calcext:value-type="float">
            <text:p>86.81</text:p>
          </table:table-cell>
          <table:table-cell table:style-name="ce101" office:value-type="float" office:value="13.5556299020302" calcext:value-type="float">
            <text:p>13.56</text:p>
          </table:table-cell>
          <table:table-cell table:style-name="ce95" office:value-type="float" office:value="70.0714285714286" calcext:value-type="float">
            <text:p>70.07</text:p>
          </table:table-cell>
          <table:table-cell table:style-name="ce108" office:value-type="float" office:value="16.4137441716516" calcext:value-type="float">
            <text:p>16.41</text:p>
          </table:table-cell>
          <table:table-cell table:style-name="ce95" office:value-type="float" office:value="75.1555111555111" calcext:value-type="float">
            <text:p>75.16</text:p>
          </table:table-cell>
          <table:table-cell table:style-name="ce108" office:value-type="float" office:value="8.78054641555624" calcext:value-type="float">
            <text:p>8.78</text:p>
          </table:table-cell>
          <table:table-cell table:style-name="ce108"/>
          <table:table-cell table:style-name="ce101" office:value-type="float" office:value="75.1555111555111" calcext:value-type="float">
            <text:p>75.16</text:p>
          </table:table-cell>
          <table:table-cell table:style-name="ce108" office:value-type="float" office:value="8.78054641555624" calcext:value-type="float">
            <text:p>8.78</text:p>
          </table:table-cell>
          <table:table-cell table:style-name="ce95" office:value-type="float" office:value="86.8095238095238" calcext:value-type="float">
            <text:p>86.81</text:p>
          </table:table-cell>
          <table:table-cell table:style-name="ce108" office:value-type="float" office:value="13.5556299020302" calcext:value-type="float">
            <text:p>13.56</text:p>
          </table:table-cell>
          <table:table-cell table:style-name="ce95" office:value-type="float" office:value="70.0714285714286" calcext:value-type="float">
            <text:p>70.07</text:p>
          </table:table-cell>
          <table:table-cell table:style-name="ce108" office:value-type="float" office:value="16.4137441716516" calcext:value-type="float">
            <text:p>16.41</text:p>
          </table:table-cell>
          <table:table-cell table:style-name="ce95" office:value-type="float" office:value="75.1555111555111" calcext:value-type="float">
            <text:p>75.16</text:p>
          </table:table-cell>
          <table:table-cell table:style-name="ce108" office:value-type="float" office:value="8.78054641555624" calcext:value-type="float">
            <text:p>8.78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5.16_{\pm 8.78}$ " calcext:value-type="string">
            <text:p><text:s/>$75.16_{\pm 8.78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6.81_{\pm 13.56}$ " calcext:value-type="string">
            <text:p><text:s/>$86.81_{\pm 13.56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0.07_{\pm 16.41}$ " calcext:value-type="string">
            <text:p><text:s/>$70.07_{\pm 16.41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5.16_{\pm 8.78}$ " calcext:value-type="string">
            <text:p><text:s/>$75.16_{\pm 8.78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5.16_{\pm 8.78}$ " calcext:value-type="string">
            <text:p><text:s/>$75.16_{\pm 8.78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6.81_{\pm 13.56}$ " calcext:value-type="string">
            <text:p><text:s/>$86.81_{\pm 13.56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0.07_{\pm 16.41}$ " calcext:value-type="string">
            <text:p><text:s/>$70.07_{\pm 16.41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5.16_{\pm 8.78}$ " calcext:value-type="string">
            <text:p><text:s/>$75.16_{\pm 8.7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4.5915013035972" calcext:value-type="float">
            <text:p>94.59</text:p>
          </table:table-cell>
          <table:table-cell table:style-name="ce101" office:value-type="float" office:value="1.91877755068366" calcext:value-type="float">
            <text:p>1.92</text:p>
          </table:table-cell>
          <table:table-cell table:style-name="ce95" office:value-type="float" office:value="93.9065005130967" calcext:value-type="float">
            <text:p>93.91</text:p>
          </table:table-cell>
          <table:table-cell table:style-name="ce101" office:value-type="float" office:value="2.34843620631788" calcext:value-type="float">
            <text:p>2.35</text:p>
          </table:table-cell>
          <table:table-cell table:style-name="ce95" office:value-type="float" office:value="95.2981678007383" calcext:value-type="float">
            <text:p>95.30</text:p>
          </table:table-cell>
          <table:table-cell table:style-name="ce108" office:value-type="float" office:value="1.69244326361883" calcext:value-type="float">
            <text:p>1.69</text:p>
          </table:table-cell>
          <table:table-cell table:style-name="ce95" office:value-type="float" office:value="93.2179739331456" calcext:value-type="float">
            <text:p>93.22</text:p>
          </table:table-cell>
          <table:table-cell table:style-name="ce108" office:value-type="float" office:value="1.77254886213391" calcext:value-type="float">
            <text:p>1.77</text:p>
          </table:table-cell>
          <table:table-cell table:style-name="ce108"/>
          <table:table-cell table:style-name="ce101" office:value-type="float" office:value="97.8166753737391" calcext:value-type="float">
            <text:p>97.82</text:p>
          </table:table-cell>
          <table:table-cell table:style-name="ce108" office:value-type="float" office:value="0.992380402904192" calcext:value-type="float">
            <text:p>0.99</text:p>
          </table:table-cell>
          <table:table-cell table:style-name="ce101" office:value-type="float" office:value="97.1056880573294" calcext:value-type="float">
            <text:p>97.11</text:p>
          </table:table-cell>
          <table:table-cell table:style-name="ce108" office:value-type="float" office:value="1.57171190367225" calcext:value-type="float">
            <text:p>1.57</text:p>
          </table:table-cell>
          <table:table-cell table:style-name="ce95" office:value-type="float" office:value="98.5501553564376" calcext:value-type="float">
            <text:p>98.55</text:p>
          </table:table-cell>
          <table:table-cell table:style-name="ce108" office:value-type="float" office:value="0.781835456787378" calcext:value-type="float">
            <text:p>0.78</text:p>
          </table:table-cell>
          <table:table-cell table:style-name="ce95" office:value-type="float" office:value="96.0740051121803" calcext:value-type="float">
            <text:p>96.07</text:p>
          </table:table-cell>
          <table:table-cell table:style-name="ce108" office:value-type="float" office:value="0.989863296867146" calcext:value-type="float">
            <text:p>0.99</text:p>
          </table:table-cell>
          <table:table-cell table:style-name="ce115" table:number-columns-repeated="2"/>
          <table:table-cell table:style-name="ce36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59_{\pm 1.92}$ " calcext:value-type="string">
            <text:p><text:s/>$94.59_{\pm 1.92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91_{\pm 2.35}$ " calcext:value-type="string">
            <text:p><text:s/>$93.91_{\pm 2.35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30_{\pm 1.69}$ " calcext:value-type="string">
            <text:p><text:s/>$95.30_{\pm 1.69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3.22_{\pm 1.77}$ " calcext:value-type="string">
            <text:p><text:s/>$93.22_{\pm 1.77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82_{\pm 0.99}$ " calcext:value-type="string">
            <text:p><text:s/>$97.82_{\pm 0.99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11_{\pm 1.57}$ " calcext:value-type="string">
            <text:p><text:s/>$97.11_{\pm 1.57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55_{\pm 0.78}$ " calcext:value-type="string">
            <text:p><text:s/>$98.55_{\pm 0.78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07_{\pm 0.99}$ " calcext:value-type="string">
            <text:p><text:s/>$96.07_{\pm 0.9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6467657763142" calcext:value-type="float">
            <text:p>94.65</text:p>
          </table:table-cell>
          <table:table-cell table:style-name="ce25" office:value-type="float" office:value="1.7528774883577" calcext:value-type="float">
            <text:p>1.75</text:p>
          </table:table-cell>
          <table:table-cell table:style-name="ce19" office:value-type="float" office:value="93.5607714377687" calcext:value-type="float">
            <text:p>93.56</text:p>
          </table:table-cell>
          <table:table-cell table:style-name="ce25" office:value-type="float" office:value="2.04944986402514" calcext:value-type="float">
            <text:p>2.05</text:p>
          </table:table-cell>
          <table:table-cell table:style-name="ce19" office:value-type="float" office:value="95.7678290402633" calcext:value-type="float">
            <text:p>95.77</text:p>
          </table:table-cell>
          <table:table-cell table:style-name="ce25" office:value-type="float" office:value="1.66510301276686" calcext:value-type="float">
            <text:p>1.67</text:p>
          </table:table-cell>
          <table:table-cell table:style-name="ce19" office:value-type="float" office:value="94.6467657763142" calcext:value-type="float">
            <text:p>94.65</text:p>
          </table:table-cell>
          <table:table-cell table:style-name="ce34" office:value-type="float" office:value="1.7528774883577" calcext:value-type="float">
            <text:p>1.75</text:p>
          </table:table-cell>
          <table:table-cell table:style-name="ce34"/>
          <table:table-cell table:style-name="ce25" office:value-type="float" office:value="96.6055044755424" calcext:value-type="float">
            <text:p>96.61</text:p>
          </table:table-cell>
          <table:table-cell table:style-name="ce34" office:value-type="float" office:value="1.18914054673031" calcext:value-type="float">
            <text:p>1.19</text:p>
          </table:table-cell>
          <table:table-cell table:style-name="ce25" office:value-type="float" office:value="95.49478974725" calcext:value-type="float">
            <text:p>95.49</text:p>
          </table:table-cell>
          <table:table-cell table:style-name="ce34" office:value-type="float" office:value="1.486504433865" calcext:value-type="float">
            <text:p>1.49</text:p>
          </table:table-cell>
          <table:table-cell table:style-name="ce25" office:value-type="float" office:value="97.7520840411509" calcext:value-type="float">
            <text:p>97.75</text:p>
          </table:table-cell>
          <table:table-cell table:style-name="ce34" office:value-type="float" office:value="1.22265427366611" calcext:value-type="float">
            <text:p>1.22</text:p>
          </table:table-cell>
          <table:table-cell table:style-name="ce19" office:value-type="float" office:value="96.6055044755424" calcext:value-type="float">
            <text:p>96.61</text:p>
          </table:table-cell>
          <table:table-cell table:style-name="ce34" office:value-type="float" office:value="1.18914054673031" calcext:value-type="float">
            <text:p>1.19</text:p>
          </table:table-cell>
          <table:table-cell table:style-name="ce25" table:number-columns-repeated="2"/>
          <table:table-cell table:style-name="ce36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4.65_{\pm 1.75}$ " calcext:value-type="string">
            <text:p><text:s/>$94.65_{\pm 1.75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3.56_{\pm 2.05}$ " calcext:value-type="string">
            <text:p><text:s/>$93.56_{\pm 2.05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5.77_{\pm 1.67}$ " calcext:value-type="string">
            <text:p><text:s/>$95.77_{\pm 1.67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4.65_{\pm 1.75}$ " calcext:value-type="string">
            <text:p><text:s/>$94.65_{\pm 1.75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61_{\pm 1.19}$ " calcext:value-type="string">
            <text:p><text:s/>$96.61_{\pm 1.19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49_{\pm 1.49}$ " calcext:value-type="string">
            <text:p><text:s/>$95.49_{\pm 1.49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7.75_{\pm 1.22}$ " calcext:value-type="string">
            <text:p><text:s/>$97.75_{\pm 1.22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61_{\pm 1.19}$ " calcext:value-type="string">
            <text:p><text:s/>$96.61_{\pm 1.1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5.9196581196581" calcext:value-type="float">
            <text:p>85.92</text:p>
          </table:table-cell>
          <table:table-cell table:style-name="ce25" office:value-type="float" office:value="12.2710900418228" calcext:value-type="float">
            <text:p>12.27</text:p>
          </table:table-cell>
          <table:table-cell table:style-name="ce19" office:value-type="float" office:value="95.6944444444444" calcext:value-type="float">
            <text:p>95.69</text:p>
          </table:table-cell>
          <table:table-cell table:style-name="ce25" office:value-type="float" office:value="7.30851228717937" calcext:value-type="float">
            <text:p>7.31</text:p>
          </table:table-cell>
          <table:table-cell table:style-name="ce19" office:value-type="float" office:value="79.4323176823177" calcext:value-type="float">
            <text:p>79.43</text:p>
          </table:table-cell>
          <table:table-cell table:style-name="ce25" office:value-type="float" office:value="16.292153436579" calcext:value-type="float">
            <text:p>16.29</text:p>
          </table:table-cell>
          <table:table-cell table:style-name="ce19" office:value-type="float" office:value="85.9196581196581" calcext:value-type="float">
            <text:p>85.92</text:p>
          </table:table-cell>
          <table:table-cell table:style-name="ce34" office:value-type="float" office:value="12.2710900418228" calcext:value-type="float">
            <text:p>12.27</text:p>
          </table:table-cell>
          <table:table-cell table:style-name="ce34"/>
          <table:table-cell table:style-name="ce25" office:value-type="float" office:value="87.9196581196581" calcext:value-type="float">
            <text:p>87.92</text:p>
          </table:table-cell>
          <table:table-cell table:style-name="ce34" office:value-type="float" office:value="11.0860731702389" calcext:value-type="float">
            <text:p>11.09</text:p>
          </table:table-cell>
          <table:table-cell table:style-name="ce25" office:value-type="float" office:value="97.9166666666667" calcext:value-type="float">
            <text:p>97.92</text:p>
          </table:table-cell>
          <table:table-cell table:style-name="ce34" office:value-type="float" office:value="4.26956281914983" calcext:value-type="float">
            <text:p>4.27</text:p>
          </table:table-cell>
          <table:table-cell table:style-name="ce25" office:value-type="float" office:value="81.2504995004995" calcext:value-type="float">
            <text:p>81.25</text:p>
          </table:table-cell>
          <table:table-cell table:style-name="ce34" office:value-type="float" office:value="15.4190303463726" calcext:value-type="float">
            <text:p>15.42</text:p>
          </table:table-cell>
          <table:table-cell table:style-name="ce19" office:value-type="float" office:value="87.9196581196581" calcext:value-type="float">
            <text:p>87.92</text:p>
          </table:table-cell>
          <table:table-cell table:style-name="ce34" office:value-type="float" office:value="11.0860731702389" calcext:value-type="float">
            <text:p>11.09</text:p>
          </table:table-cell>
          <table:table-cell table:style-name="ce25" table:number-columns-repeated="2"/>
          <table:table-cell table:style-name="ce36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5.92_{\pm 12.27}$ " calcext:value-type="string">
            <text:p><text:s/>$85.92_{\pm 12.27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5.69_{\pm 7.31}$ " calcext:value-type="string">
            <text:p><text:s/>$95.69_{\pm 7.31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9.43_{\pm 16.29}$ " calcext:value-type="string">
            <text:p><text:s/>$79.43_{\pm 16.29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5.92_{\pm 12.27}$ " calcext:value-type="string">
            <text:p><text:s/>$85.92_{\pm 12.27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7.92_{\pm 11.09}$ " calcext:value-type="string">
            <text:p><text:s/>$87.92_{\pm 11.09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7.92_{\pm 4.27}$ " calcext:value-type="string">
            <text:p><text:s/>$97.92_{\pm 4.27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81.25_{\pm 15.42}$ " calcext:value-type="string">
            <text:p><text:s/>$81.25_{\pm 15.42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7.92_{\pm 11.09}$ " calcext:value-type="string">
            <text:p><text:s/>$87.92_{\pm 11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7.4621875146632" calcext:value-type="float">
            <text:p>87.46</text:p>
          </table:table-cell>
          <table:table-cell table:style-name="ce25" office:value-type="float" office:value="7.72935545379566" calcext:value-type="float">
            <text:p>7.73</text:p>
          </table:table-cell>
          <table:table-cell table:style-name="ce19" office:value-type="float" office:value="86.8260826020801" calcext:value-type="float">
            <text:p>86.83</text:p>
          </table:table-cell>
          <table:table-cell table:style-name="ce25" office:value-type="float" office:value="9.88806553803942" calcext:value-type="float">
            <text:p>9.89</text:p>
          </table:table-cell>
          <table:table-cell table:style-name="ce19" office:value-type="float" office:value="88.3015314620893" calcext:value-type="float">
            <text:p>88.30</text:p>
          </table:table-cell>
          <table:table-cell table:style-name="ce25" office:value-type="float" office:value="6.07692520288012" calcext:value-type="float">
            <text:p>6.08</text:p>
          </table:table-cell>
          <table:table-cell table:style-name="ce19" office:value-type="float" office:value="87.4621875146632" calcext:value-type="float">
            <text:p>87.46</text:p>
          </table:table-cell>
          <table:table-cell table:style-name="ce34" office:value-type="float" office:value="7.72935545379566" calcext:value-type="float">
            <text:p>7.73</text:p>
          </table:table-cell>
          <table:table-cell table:style-name="ce34"/>
          <table:table-cell table:style-name="ce25" office:value-type="float" office:value="92.9243253717405" calcext:value-type="float">
            <text:p>92.92</text:p>
          </table:table-cell>
          <table:table-cell table:style-name="ce34" office:value-type="float" office:value="3.96806195956802" calcext:value-type="float">
            <text:p>3.97</text:p>
          </table:table-cell>
          <table:table-cell table:style-name="ce25" office:value-type="float" office:value="92.1313484548841" calcext:value-type="float">
            <text:p>92.13</text:p>
          </table:table-cell>
          <table:table-cell table:style-name="ce34" office:value-type="float" office:value="6.15072141952328" calcext:value-type="float">
            <text:p>6.15</text:p>
          </table:table-cell>
          <table:table-cell table:style-name="ce25" office:value-type="float" office:value="93.9350186250536" calcext:value-type="float">
            <text:p>93.94</text:p>
          </table:table-cell>
          <table:table-cell table:style-name="ce34" office:value-type="float" office:value="3.29242506233407" calcext:value-type="float">
            <text:p>3.29</text:p>
          </table:table-cell>
          <table:table-cell table:style-name="ce19" office:value-type="float" office:value="92.9243253717405" calcext:value-type="float">
            <text:p>92.92</text:p>
          </table:table-cell>
          <table:table-cell table:style-name="ce34" office:value-type="float" office:value="3.96806195956802" calcext:value-type="float">
            <text:p>3.97</text:p>
          </table:table-cell>
          <table:table-cell table:style-name="ce25" table:number-columns-repeated="2"/>
          <table:table-cell table:style-name="ce36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7.46_{\pm 7.73}$ " calcext:value-type="string">
            <text:p><text:s/>$87.46_{\pm 7.73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6.83_{\pm 9.89}$ " calcext:value-type="string">
            <text:p><text:s/>$86.83_{\pm 9.89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8.30_{\pm 6.08}$ " calcext:value-type="string">
            <text:p><text:s/>$88.30_{\pm 6.08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7.46_{\pm 7.73}$ " calcext:value-type="string">
            <text:p><text:s/>$87.46_{\pm 7.73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92_{\pm 3.97}$ " calcext:value-type="string">
            <text:p><text:s/>$92.92_{\pm 3.97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2.13_{\pm 6.15}$ " calcext:value-type="string">
            <text:p><text:s/>$92.13_{\pm 6.15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3.94_{\pm 3.29}$ " calcext:value-type="string">
            <text:p><text:s/>$93.94_{\pm 3.29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2.92_{\pm 3.97}$ " calcext:value-type="string">
            <text:p><text:s/>$92.92_{\pm 3.9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5.5555555555556" calcext:value-type="float">
            <text:p>65.56</text:p>
          </table:table-cell>
          <table:table-cell table:style-name="ce25" office:value-type="float" office:value="44.0117829340853" calcext:value-type="float">
            <text:p>44.01</text:p>
          </table:table-cell>
          <table:table-cell table:style-name="ce19" office:value-type="float" office:value="68" calcext:value-type="float">
            <text:p>68.00</text:p>
          </table:table-cell>
          <table:table-cell table:style-name="ce25" office:value-type="float" office:value="44.8998886412873" calcext:value-type="float">
            <text:p>44.90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5.5555555555556" calcext:value-type="float">
            <text:p>65.56</text:p>
          </table:table-cell>
          <table:table-cell table:style-name="ce34" office:value-type="float" office:value="44.0117829340853" calcext:value-type="float">
            <text:p>44.01</text:p>
          </table:table-cell>
          <table:table-cell table:style-name="ce34"/>
          <table:table-cell table:style-name="ce25" office:value-type="float" office:value="65.5555555555556" calcext:value-type="float">
            <text:p>65.56</text:p>
          </table:table-cell>
          <table:table-cell table:style-name="ce34" office:value-type="float" office:value="44.0117829340853" calcext:value-type="float">
            <text:p>44.01</text:p>
          </table:table-cell>
          <table:table-cell table:style-name="ce25" office:value-type="float" office:value="68" calcext:value-type="float">
            <text:p>68.00</text:p>
          </table:table-cell>
          <table:table-cell table:style-name="ce34" office:value-type="float" office:value="44.8998886412873" calcext:value-type="float">
            <text:p>44.90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5.5555555555556" calcext:value-type="float">
            <text:p>65.56</text:p>
          </table:table-cell>
          <table:table-cell table:style-name="ce34" office:value-type="float" office:value="44.0117829340853" calcext:value-type="float">
            <text:p>44.01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2.6309750393736" calcext:value-type="float">
            <text:p>82.63</text:p>
          </table:table-cell>
          <table:table-cell table:style-name="ce25" office:value-type="float" office:value="3.63118601829186" calcext:value-type="float">
            <text:p>3.63</text:p>
          </table:table-cell>
          <table:table-cell table:style-name="ce19" office:value-type="float" office:value="82.3465352825518" calcext:value-type="float">
            <text:p>82.35</text:p>
          </table:table-cell>
          <table:table-cell table:style-name="ce25" office:value-type="float" office:value="4.32223809987669" calcext:value-type="float">
            <text:p>4.32</text:p>
          </table:table-cell>
          <table:table-cell table:style-name="ce19" office:value-type="float" office:value="83.142165946991" calcext:value-type="float">
            <text:p>83.14</text:p>
          </table:table-cell>
          <table:table-cell table:style-name="ce25" office:value-type="float" office:value="5.07595268110567" calcext:value-type="float">
            <text:p>5.08</text:p>
          </table:table-cell>
          <table:table-cell table:style-name="ce19" office:value-type="float" office:value="78.2436516900715" calcext:value-type="float">
            <text:p>78.24</text:p>
          </table:table-cell>
          <table:table-cell table:style-name="ce34" office:value-type="float" office:value="3.63787695844429" calcext:value-type="float">
            <text:p>3.64</text:p>
          </table:table-cell>
          <table:table-cell table:style-name="ce34"/>
          <table:table-cell table:style-name="ce25" office:value-type="float" office:value="92.5866515192303" calcext:value-type="float">
            <text:p>92.59</text:p>
          </table:table-cell>
          <table:table-cell table:style-name="ce34" office:value-type="float" office:value="1.77261458989657" calcext:value-type="float">
            <text:p>1.77</text:p>
          </table:table-cell>
          <table:table-cell table:style-name="ce25" office:value-type="float" office:value="92.2733767589289" calcext:value-type="float">
            <text:p>92.27</text:p>
          </table:table-cell>
          <table:table-cell table:style-name="ce34" office:value-type="float" office:value="3.32322659475547" calcext:value-type="float">
            <text:p>3.32</text:p>
          </table:table-cell>
          <table:table-cell table:style-name="ce25" office:value-type="float" office:value="93.1542909289416" calcext:value-type="float">
            <text:p>93.15</text:p>
          </table:table-cell>
          <table:table-cell table:style-name="ce34" office:value-type="float" office:value="4.23418042040476" calcext:value-type="float">
            <text:p>4.23</text:p>
          </table:table-cell>
          <table:table-cell table:style-name="ce19" office:value-type="float" office:value="86.6942666495995" calcext:value-type="float">
            <text:p>86.69</text:p>
          </table:table-cell>
          <table:table-cell table:style-name="ce34" office:value-type="float" office:value="2.91311994794263" calcext:value-type="float">
            <text:p>2.91</text:p>
          </table:table-cell>
          <table:table-cell table:style-name="ce25" table:number-columns-repeated="2"/>
          <table:table-cell table:style-name="ce36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2.63_{\pm 3.63}$ " calcext:value-type="string">
            <text:p><text:s/>$82.63_{\pm 3.63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2.35_{\pm 4.32}$ " calcext:value-type="string">
            <text:p><text:s/>$82.35_{\pm 4.32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3.14_{\pm 5.08}$ " calcext:value-type="string">
            <text:p><text:s/>$83.14_{\pm 5.08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8.24_{\pm 3.64}$ " calcext:value-type="string">
            <text:p><text:s/>$78.24_{\pm 3.64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59_{\pm 1.77}$ " calcext:value-type="string">
            <text:p><text:s/>$92.59_{\pm 1.77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2.27_{\pm 3.32}$ " calcext:value-type="string">
            <text:p><text:s/>$92.27_{\pm 3.32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3.15_{\pm 4.23}$ " calcext:value-type="string">
            <text:p><text:s/>$93.15_{\pm 4.23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6.69_{\pm 2.91}$ " calcext:value-type="string">
            <text:p><text:s/>$86.69_{\pm 2.9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3.507138982755" calcext:value-type="float">
            <text:p>83.51</text:p>
          </table:table-cell>
          <table:table-cell table:style-name="ce25" office:value-type="float" office:value="3.66683131433362" calcext:value-type="float">
            <text:p>3.67</text:p>
          </table:table-cell>
          <table:table-cell table:style-name="ce19" office:value-type="float" office:value="82.8089438807798" calcext:value-type="float">
            <text:p>82.81</text:p>
          </table:table-cell>
          <table:table-cell table:style-name="ce25" office:value-type="float" office:value="5.09184205623505" calcext:value-type="float">
            <text:p>5.09</text:p>
          </table:table-cell>
          <table:table-cell table:style-name="ce19" office:value-type="float" office:value="84.4889655849666" calcext:value-type="float">
            <text:p>84.49</text:p>
          </table:table-cell>
          <table:table-cell table:style-name="ce25" office:value-type="float" office:value="4.81801962691491" calcext:value-type="float">
            <text:p>4.82</text:p>
          </table:table-cell>
          <table:table-cell table:style-name="ce19" office:value-type="float" office:value="83.507138982755" calcext:value-type="float">
            <text:p>83.51</text:p>
          </table:table-cell>
          <table:table-cell table:style-name="ce34" office:value-type="float" office:value="3.66683131433362" calcext:value-type="float">
            <text:p>3.67</text:p>
          </table:table-cell>
          <table:table-cell table:style-name="ce34"/>
          <table:table-cell table:style-name="ce25" office:value-type="float" office:value="91.0915320726206" calcext:value-type="float">
            <text:p>91.09</text:p>
          </table:table-cell>
          <table:table-cell table:style-name="ce34" office:value-type="float" office:value="1.9044751494642" calcext:value-type="float">
            <text:p>1.90</text:p>
          </table:table-cell>
          <table:table-cell table:style-name="ce25" office:value-type="float" office:value="90.3502227294183" calcext:value-type="float">
            <text:p>90.35</text:p>
          </table:table-cell>
          <table:table-cell table:style-name="ce34" office:value-type="float" office:value="4.82148988156134" calcext:value-type="float">
            <text:p>4.82</text:p>
          </table:table-cell>
          <table:table-cell table:style-name="ce25" office:value-type="float" office:value="92.1420479335528" calcext:value-type="float">
            <text:p>92.14</text:p>
          </table:table-cell>
          <table:table-cell table:style-name="ce34" office:value-type="float" office:value="3.21315941739832" calcext:value-type="float">
            <text:p>3.21</text:p>
          </table:table-cell>
          <table:table-cell table:style-name="ce19" office:value-type="float" office:value="91.0915320726206" calcext:value-type="float">
            <text:p>91.09</text:p>
          </table:table-cell>
          <table:table-cell table:style-name="ce34" office:value-type="float" office:value="1.9044751494642" calcext:value-type="float">
            <text:p>1.90</text:p>
          </table:table-cell>
          <table:table-cell table:style-name="ce25" table:number-columns-repeated="2"/>
          <table:table-cell table:style-name="ce36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3.51_{\pm 3.67}$ " calcext:value-type="string">
            <text:p><text:s/>$83.51_{\pm 3.67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2.81_{\pm 5.09}$ " calcext:value-type="string">
            <text:p><text:s/>$82.81_{\pm 5.09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4.49_{\pm 4.82}$ " calcext:value-type="string">
            <text:p><text:s/>$84.49_{\pm 4.82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3.51_{\pm 3.67}$ " calcext:value-type="string">
            <text:p><text:s/>$83.51_{\pm 3.67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1.09_{\pm 1.90}$ " calcext:value-type="string">
            <text:p><text:s/>$91.09_{\pm 1.90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35_{\pm 4.82}$ " calcext:value-type="string">
            <text:p><text:s/>$90.35_{\pm 4.82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2.14_{\pm 3.21}$ " calcext:value-type="string">
            <text:p><text:s/>$92.14_{\pm 3.21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1.09_{\pm 1.90}$ " calcext:value-type="string">
            <text:p><text:s/>$91.09_{\pm 1.9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5" calcext:value-type="float">
            <text:p>2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30" calcext:value-type="float">
            <text:p>3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23.3333333333333" calcext:value-type="float">
            <text:p>23.33</text:p>
          </table:table-cell>
          <table:table-cell table:style-name="ce25" office:value-type="float" office:value="39.5811402901264" calcext:value-type="float">
            <text:p>39.58</text:p>
          </table:table-cell>
          <table:table-cell table:style-name="ce19" office:value-type="float" office:value="25" calcext:value-type="float">
            <text:p>25.00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34"/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34" office:value-type="float" office:value="47.169905660283" calcext:value-type="float">
            <text:p>47.17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3.3333333333333" calcext:value-type="float">
            <text:p>43.33</text:p>
          </table:table-cell>
          <table:table-cell table:style-name="ce19" office:value-type="float" office:value="36.6666666666667" calcext:value-type="float">
            <text:p>36.67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table:number-columns-repeated="2"/>
          <table:table-cell table:style-name="ce36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3.33_{\pm 39.58}$ " calcext:value-type="string">
            <text:p><text:s/>$23.33_{\pm 39.58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36.67_{\pm 40.00}$ " calcext:value-type="string">
            <text:p><text:s/>$36.67_{\pm 40.00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5.00_{\pm 47.17}$ " calcext:value-type="string">
            <text:p><text:s/>$45.00_{\pm 47.17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36.67_{\pm 43.33}$ " calcext:value-type="string">
            <text:p><text:s/>$36.67_{\pm 43.33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36.67_{\pm 40.00}$ " calcext:value-type="string">
            <text:p><text:s/>$36.67_{\pm 4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5.3705262064308" calcext:value-type="float">
            <text:p>55.37</text:p>
          </table:table-cell>
          <table:table-cell table:style-name="ce25" office:value-type="float" office:value="17.1319677894999" calcext:value-type="float">
            <text:p>17.13</text:p>
          </table:table-cell>
          <table:table-cell table:style-name="ce19" office:value-type="float" office:value="55.3838383838384" calcext:value-type="float">
            <text:p>55.38</text:p>
          </table:table-cell>
          <table:table-cell table:style-name="ce25" office:value-type="float" office:value="15.0626559454287" calcext:value-type="float">
            <text:p>15.06</text:p>
          </table:table-cell>
          <table:table-cell table:style-name="ce19" office:value-type="float" office:value="57.3812576312576" calcext:value-type="float">
            <text:p>57.38</text:p>
          </table:table-cell>
          <table:table-cell table:style-name="ce25" office:value-type="float" office:value="22.6854404697111" calcext:value-type="float">
            <text:p>22.69</text:p>
          </table:table-cell>
          <table:table-cell table:style-name="ce19" office:value-type="float" office:value="55.3705262064308" calcext:value-type="float">
            <text:p>55.37</text:p>
          </table:table-cell>
          <table:table-cell table:style-name="ce34" office:value-type="float" office:value="17.1319677894999" calcext:value-type="float">
            <text:p>17.13</text:p>
          </table:table-cell>
          <table:table-cell table:style-name="ce34"/>
          <table:table-cell table:style-name="ce25" office:value-type="float" office:value="69.0124668848371" calcext:value-type="float">
            <text:p>69.01</text:p>
          </table:table-cell>
          <table:table-cell table:style-name="ce34" office:value-type="float" office:value="14.9503896736252" calcext:value-type="float">
            <text:p>14.95</text:p>
          </table:table-cell>
          <table:table-cell table:style-name="ce25" office:value-type="float" office:value="69.6699134199134" calcext:value-type="float">
            <text:p>69.67</text:p>
          </table:table-cell>
          <table:table-cell table:style-name="ce34" office:value-type="float" office:value="15.3986700536175" calcext:value-type="float">
            <text:p>15.40</text:p>
          </table:table-cell>
          <table:table-cell table:style-name="ce25" office:value-type="float" office:value="70.7103174603174" calcext:value-type="float">
            <text:p>70.71</text:p>
          </table:table-cell>
          <table:table-cell table:style-name="ce34" office:value-type="float" office:value="19.9784351516413" calcext:value-type="float">
            <text:p>19.98</text:p>
          </table:table-cell>
          <table:table-cell table:style-name="ce19" office:value-type="float" office:value="69.0124668848371" calcext:value-type="float">
            <text:p>69.01</text:p>
          </table:table-cell>
          <table:table-cell table:style-name="ce34" office:value-type="float" office:value="14.9503896736252" calcext:value-type="float">
            <text:p>14.95</text:p>
          </table:table-cell>
          <table:table-cell table:style-name="ce25" table:number-columns-repeated="2"/>
          <table:table-cell table:style-name="ce36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55.37_{\pm 17.13}$ " calcext:value-type="string">
            <text:p><text:s/>$55.37_{\pm 17.13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55.38_{\pm 15.06}$ " calcext:value-type="string">
            <text:p><text:s/>$55.38_{\pm 15.06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57.38_{\pm 22.69}$ " calcext:value-type="string">
            <text:p><text:s/>$57.38_{\pm 22.69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55.37_{\pm 17.13}$ " calcext:value-type="string">
            <text:p><text:s/>$55.37_{\pm 17.13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69.01_{\pm 14.95}$ " calcext:value-type="string">
            <text:p><text:s/>$69.01_{\pm 14.95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69.67_{\pm 15.40}$ " calcext:value-type="string">
            <text:p><text:s/>$69.67_{\pm 15.40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0.71_{\pm 19.98}$ " calcext:value-type="string">
            <text:p><text:s/>$70.71_{\pm 19.98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69.01_{\pm 14.95}$ " calcext:value-type="string">
            <text:p><text:s/>$69.01_{\pm 14.9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3.3333333333333" calcext:value-type="float">
            <text:p>53.33</text:p>
          </table:table-cell>
          <table:table-cell table:style-name="ce25" office:value-type="float" office:value="39.2994204085053" calcext:value-type="float">
            <text:p>39.30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48.3333333333333" calcext:value-type="float">
            <text:p>48.33</text:p>
          </table:table-cell>
          <table:table-cell table:style-name="ce25" office:value-type="float" office:value="39.0512483795333" calcext:value-type="float">
            <text:p>39.05</text:p>
          </table:table-cell>
          <table:table-cell table:style-name="ce19" office:value-type="float" office:value="53.3333333333333" calcext:value-type="float">
            <text:p>53.33</text:p>
          </table:table-cell>
          <table:table-cell table:style-name="ce34" office:value-type="float" office:value="39.2994204085053" calcext:value-type="float">
            <text:p>39.30</text:p>
          </table:table-cell>
          <table:table-cell table:style-name="ce34"/>
          <table:table-cell table:style-name="ce25" office:value-type="float" office:value="53.3333333333333" calcext:value-type="float">
            <text:p>53.33</text:p>
          </table:table-cell>
          <table:table-cell table:style-name="ce34" office:value-type="float" office:value="39.2994204085053" calcext:value-type="float">
            <text:p>39.30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25" office:value-type="float" office:value="48.3333333333333" calcext:value-type="float">
            <text:p>48.33</text:p>
          </table:table-cell>
          <table:table-cell table:style-name="ce34" office:value-type="float" office:value="39.0512483795333" calcext:value-type="float">
            <text:p>39.05</text:p>
          </table:table-cell>
          <table:table-cell table:style-name="ce19" office:value-type="float" office:value="53.3333333333333" calcext:value-type="float">
            <text:p>53.33</text:p>
          </table:table-cell>
          <table:table-cell table:style-name="ce34" office:value-type="float" office:value="39.2994204085053" calcext:value-type="float">
            <text:p>39.30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53.33_{\pm 39.30}$ " calcext:value-type="string">
            <text:p><text:s/>$53.33_{\pm 39.30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48.33_{\pm 39.05}$ " calcext:value-type="string">
            <text:p><text:s/>$48.33_{\pm 39.05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53.33_{\pm 39.30}$ " calcext:value-type="string">
            <text:p><text:s/>$53.33_{\pm 39.30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53.33_{\pm 39.30}$ " calcext:value-type="string">
            <text:p><text:s/>$53.33_{\pm 39.30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48.33_{\pm 39.05}$ " calcext:value-type="string">
            <text:p><text:s/>$48.33_{\pm 39.05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53.33_{\pm 39.30}$ " calcext:value-type="string">
            <text:p><text:s/>$53.33_{\pm 39.3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4.7928462544749" calcext:value-type="float">
            <text:p>94.79</text:p>
          </table:table-cell>
          <table:table-cell table:style-name="ce25" office:value-type="float" office:value="2.53907544944445" calcext:value-type="float">
            <text:p>2.54</text:p>
          </table:table-cell>
          <table:table-cell table:style-name="ce19" office:value-type="float" office:value="94.4968554364179" calcext:value-type="float">
            <text:p>94.50</text:p>
          </table:table-cell>
          <table:table-cell table:style-name="ce25" office:value-type="float" office:value="2.88003323935503" calcext:value-type="float">
            <text:p>2.88</text:p>
          </table:table-cell>
          <table:table-cell table:style-name="ce19" office:value-type="float" office:value="95.0998104558203" calcext:value-type="float">
            <text:p>95.10</text:p>
          </table:table-cell>
          <table:table-cell table:style-name="ce25" office:value-type="float" office:value="2.32392592172927" calcext:value-type="float">
            <text:p>2.32</text:p>
          </table:table-cell>
          <table:table-cell table:style-name="ce19" office:value-type="float" office:value="94.2508969466115" calcext:value-type="float">
            <text:p>94.25</text:p>
          </table:table-cell>
          <table:table-cell table:style-name="ce34" office:value-type="float" office:value="2.58859035590207" calcext:value-type="float">
            <text:p>2.59</text:p>
          </table:table-cell>
          <table:table-cell table:style-name="ce34"/>
          <table:table-cell table:style-name="ce25" office:value-type="float" office:value="98.7460690275038" calcext:value-type="float">
            <text:p>98.75</text:p>
          </table:table-cell>
          <table:table-cell table:style-name="ce34" office:value-type="float" office:value="0.473129602828428" calcext:value-type="float">
            <text:p>0.47</text:p>
          </table:table-cell>
          <table:table-cell table:style-name="ce25" office:value-type="float" office:value="98.4304456308364" calcext:value-type="float">
            <text:p>98.43</text:p>
          </table:table-cell>
          <table:table-cell table:style-name="ce34" office:value-type="float" office:value="0.951186675962003" calcext:value-type="float">
            <text:p>0.95</text:p>
          </table:table-cell>
          <table:table-cell table:style-name="ce25" office:value-type="float" office:value="99.0733248862543" calcext:value-type="float">
            <text:p>99.07</text:p>
          </table:table-cell>
          <table:table-cell table:style-name="ce34" office:value-type="float" office:value="0.692068255404538" calcext:value-type="float">
            <text:p>0.69</text:p>
          </table:table-cell>
          <table:table-cell table:style-name="ce19" office:value-type="float" office:value="97.4359152244246" calcext:value-type="float">
            <text:p>97.44</text:p>
          </table:table-cell>
          <table:table-cell table:style-name="ce34" office:value-type="float" office:value="1.31317811148346" calcext:value-type="float">
            <text:p>1.31</text:p>
          </table:table-cell>
          <table:table-cell table:style-name="ce25" table:number-columns-repeated="2"/>
          <table:table-cell table:style-name="ce36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4.79_{\pm 2.54}$ " calcext:value-type="string">
            <text:p><text:s/>$94.79_{\pm 2.54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4.50_{\pm 2.88}$ " calcext:value-type="string">
            <text:p><text:s/>$94.50_{\pm 2.88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5.10_{\pm 2.32}$ " calcext:value-type="string">
            <text:p><text:s/>$95.10_{\pm 2.32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4.25_{\pm 2.59}$ " calcext:value-type="string">
            <text:p><text:s/>$94.25_{\pm 2.59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8.75_{\pm 0.47}$ " calcext:value-type="string">
            <text:p><text:s/>$98.75_{\pm 0.47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43_{\pm 0.95}$ " calcext:value-type="string">
            <text:p><text:s/>$98.43_{\pm 0.95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07_{\pm 0.69}$ " calcext:value-type="string">
            <text:p><text:s/>$99.07_{\pm 0.69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44_{\pm 1.31}$ " calcext:value-type="string">
            <text:p><text:s/>$97.44_{\pm 1.3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3.7693321699889" calcext:value-type="float">
            <text:p>93.77</text:p>
          </table:table-cell>
          <table:table-cell table:style-name="ce25" office:value-type="float" office:value="2.66245323767859" calcext:value-type="float">
            <text:p>2.66</text:p>
          </table:table-cell>
          <table:table-cell table:style-name="ce19" office:value-type="float" office:value="92.9991425065436" calcext:value-type="float">
            <text:p>93.00</text:p>
          </table:table-cell>
          <table:table-cell table:style-name="ce25" office:value-type="float" office:value="3.58725514018985" calcext:value-type="float">
            <text:p>3.59</text:p>
          </table:table-cell>
          <table:table-cell table:style-name="ce19" office:value-type="float" office:value="94.5997118428728" calcext:value-type="float">
            <text:p>94.60</text:p>
          </table:table-cell>
          <table:table-cell table:style-name="ce25" office:value-type="float" office:value="2.30060517663242" calcext:value-type="float">
            <text:p>2.30</text:p>
          </table:table-cell>
          <table:table-cell table:style-name="ce19" office:value-type="float" office:value="93.7693321699889" calcext:value-type="float">
            <text:p>93.77</text:p>
          </table:table-cell>
          <table:table-cell table:style-name="ce34" office:value-type="float" office:value="2.66245323767859" calcext:value-type="float">
            <text:p>2.66</text:p>
          </table:table-cell>
          <table:table-cell table:style-name="ce34"/>
          <table:table-cell table:style-name="ce25" office:value-type="float" office:value="97.6557974802476" calcext:value-type="float">
            <text:p>97.66</text:p>
          </table:table-cell>
          <table:table-cell table:style-name="ce34" office:value-type="float" office:value="0.862790358547545" calcext:value-type="float">
            <text:p>0.86</text:p>
          </table:table-cell>
          <table:table-cell table:style-name="ce25" office:value-type="float" office:value="96.8400066732967" calcext:value-type="float">
            <text:p>96.84</text:p>
          </table:table-cell>
          <table:table-cell table:style-name="ce34" office:value-type="float" office:value="2.18185441679776" calcext:value-type="float">
            <text:p>2.18</text:p>
          </table:table-cell>
          <table:table-cell table:style-name="ce25" office:value-type="float" office:value="98.5354491576199" calcext:value-type="float">
            <text:p>98.54</text:p>
          </table:table-cell>
          <table:table-cell table:style-name="ce34" office:value-type="float" office:value="1.19555340741615" calcext:value-type="float">
            <text:p>1.20</text:p>
          </table:table-cell>
          <table:table-cell table:style-name="ce19" office:value-type="float" office:value="97.6557974802476" calcext:value-type="float">
            <text:p>97.66</text:p>
          </table:table-cell>
          <table:table-cell table:style-name="ce34" office:value-type="float" office:value="0.862790358547545" calcext:value-type="float">
            <text:p>0.86</text:p>
          </table:table-cell>
          <table:table-cell table:style-name="ce25" table:number-columns-repeated="2"/>
          <table:table-cell table:style-name="ce36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3.77_{\pm 2.66}$ " calcext:value-type="string">
            <text:p><text:s/>$93.77_{\pm 2.66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3.00_{\pm 3.59}$ " calcext:value-type="string">
            <text:p><text:s/>$93.00_{\pm 3.59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4.60_{\pm 2.30}$ " calcext:value-type="string">
            <text:p><text:s/>$94.60_{\pm 2.30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3.77_{\pm 2.66}$ " calcext:value-type="string">
            <text:p><text:s/>$93.77_{\pm 2.66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7.66_{\pm 0.86}$ " calcext:value-type="string">
            <text:p><text:s/>$97.66_{\pm 0.86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6.84_{\pm 2.18}$ " calcext:value-type="string">
            <text:p><text:s/>$96.84_{\pm 2.18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54_{\pm 1.20}$ " calcext:value-type="string">
            <text:p><text:s/>$98.54_{\pm 1.20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7.66_{\pm 0.86}$ " calcext:value-type="string">
            <text:p><text:s/>$97.66_{\pm 0.8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2590383524573" calcext:value-type="float">
            <text:p>94.26</text:p>
          </table:table-cell>
          <table:table-cell table:style-name="ce25" office:value-type="float" office:value="3.03922897745243" calcext:value-type="float">
            <text:p>3.04</text:p>
          </table:table-cell>
          <table:table-cell table:style-name="ce19" office:value-type="float" office:value="94.5536052892156" calcext:value-type="float">
            <text:p>94.55</text:p>
          </table:table-cell>
          <table:table-cell table:style-name="ce25" office:value-type="float" office:value="3.18606732661491" calcext:value-type="float">
            <text:p>3.19</text:p>
          </table:table-cell>
          <table:table-cell table:style-name="ce19" office:value-type="float" office:value="94.0141047889846" calcext:value-type="float">
            <text:p>94.01</text:p>
          </table:table-cell>
          <table:table-cell table:style-name="ce25" office:value-type="float" office:value="3.58787731992295" calcext:value-type="float">
            <text:p>3.59</text:p>
          </table:table-cell>
          <table:table-cell table:style-name="ce19" office:value-type="float" office:value="94.2590383524573" calcext:value-type="float">
            <text:p>94.26</text:p>
          </table:table-cell>
          <table:table-cell table:style-name="ce34" office:value-type="float" office:value="3.03922897745243" calcext:value-type="float">
            <text:p>3.04</text:p>
          </table:table-cell>
          <table:table-cell table:style-name="ce34"/>
          <table:table-cell table:style-name="ce25" office:value-type="float" office:value="96.7537610809848" calcext:value-type="float">
            <text:p>96.75</text:p>
          </table:table-cell>
          <table:table-cell table:style-name="ce34" office:value-type="float" office:value="1.34549832813891" calcext:value-type="float">
            <text:p>1.35</text:p>
          </table:table-cell>
          <table:table-cell table:style-name="ce25" office:value-type="float" office:value="97.0617284652479" calcext:value-type="float">
            <text:p>97.06</text:p>
          </table:table-cell>
          <table:table-cell table:style-name="ce34" office:value-type="float" office:value="1.95965006043514" calcext:value-type="float">
            <text:p>1.96</text:p>
          </table:table-cell>
          <table:table-cell table:style-name="ce25" office:value-type="float" office:value="96.4967525300571" calcext:value-type="float">
            <text:p>96.50</text:p>
          </table:table-cell>
          <table:table-cell table:style-name="ce34" office:value-type="float" office:value="2.13681798956493" calcext:value-type="float">
            <text:p>2.14</text:p>
          </table:table-cell>
          <table:table-cell table:style-name="ce19" office:value-type="float" office:value="96.7537610809848" calcext:value-type="float">
            <text:p>96.75</text:p>
          </table:table-cell>
          <table:table-cell table:style-name="ce34" office:value-type="float" office:value="1.34549832813891" calcext:value-type="float">
            <text:p>1.35</text:p>
          </table:table-cell>
          <table:table-cell table:style-name="ce25" table:number-columns-repeated="2"/>
          <table:table-cell table:style-name="ce36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26_{\pm 3.04}$ " calcext:value-type="string">
            <text:p><text:s/>$94.26_{\pm 3.04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4.55_{\pm 3.19}$ " calcext:value-type="string">
            <text:p><text:s/>$94.55_{\pm 3.19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01_{\pm 3.59}$ " calcext:value-type="string">
            <text:p><text:s/>$94.01_{\pm 3.59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4.26_{\pm 3.04}$ " calcext:value-type="string">
            <text:p><text:s/>$94.26_{\pm 3.04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6.75_{\pm 1.35}$ " calcext:value-type="string">
            <text:p><text:s/>$96.75_{\pm 1.35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06_{\pm 1.96}$ " calcext:value-type="string">
            <text:p><text:s/>$97.06_{\pm 1.96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50_{\pm 2.14}$ " calcext:value-type="string">
            <text:p><text:s/>$96.50_{\pm 2.14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6.75_{\pm 1.35}$ " calcext:value-type="string">
            <text:p><text:s/>$96.75_{\pm 1.3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959595959596" calcext:value-type="float">
            <text:p>98.96</text:p>
          </table:table-cell>
          <table:table-cell table:style-name="ce25" office:value-type="float" office:value="1.80356074024149" calcext:value-type="float">
            <text:p>1.80</text:p>
          </table:table-cell>
          <table:table-cell table:style-name="ce19" office:value-type="float" office:value="98.359133126935" calcext:value-type="float">
            <text:p>98.36</text:p>
          </table:table-cell>
          <table:table-cell table:style-name="ce25" office:value-type="float" office:value="3.4421063213252" calcext:value-type="float">
            <text:p>3.44</text:p>
          </table:table-cell>
          <table:table-cell table:style-name="ce19" office:value-type="float" office:value="99.6428571428571" calcext:value-type="float">
            <text:p>99.64</text:p>
          </table:table-cell>
          <table:table-cell table:style-name="ce25" office:value-type="float" office:value="1.07142857142857" calcext:value-type="float">
            <text:p>1.07</text:p>
          </table:table-cell>
          <table:table-cell table:style-name="ce19" office:value-type="float" office:value="98.959595959596" calcext:value-type="float">
            <text:p>98.96</text:p>
          </table:table-cell>
          <table:table-cell table:style-name="ce34" office:value-type="float" office:value="1.80356074024149" calcext:value-type="float">
            <text:p>1.80</text:p>
          </table:table-cell>
          <table:table-cell table:style-name="ce34"/>
          <table:table-cell table:style-name="ce25" office:value-type="float" office:value="98.959595959596" calcext:value-type="float">
            <text:p>98.96</text:p>
          </table:table-cell>
          <table:table-cell table:style-name="ce34" office:value-type="float" office:value="1.80356074024149" calcext:value-type="float">
            <text:p>1.80</text:p>
          </table:table-cell>
          <table:table-cell table:style-name="ce25" office:value-type="float" office:value="98.359133126935" calcext:value-type="float">
            <text:p>98.36</text:p>
          </table:table-cell>
          <table:table-cell table:style-name="ce34" office:value-type="float" office:value="3.4421063213252" calcext:value-type="float">
            <text:p>3.44</text:p>
          </table:table-cell>
          <table:table-cell table:style-name="ce25" office:value-type="float" office:value="99.6428571428571" calcext:value-type="float">
            <text:p>99.64</text:p>
          </table:table-cell>
          <table:table-cell table:style-name="ce34" office:value-type="float" office:value="1.07142857142857" calcext:value-type="float">
            <text:p>1.07</text:p>
          </table:table-cell>
          <table:table-cell table:style-name="ce19" office:value-type="float" office:value="98.959595959596" calcext:value-type="float">
            <text:p>98.96</text:p>
          </table:table-cell>
          <table:table-cell table:style-name="ce34" office:value-type="float" office:value="1.80356074024149" calcext:value-type="float">
            <text:p>1.80</text:p>
          </table:table-cell>
          <table:table-cell table:style-name="ce25" table:number-columns-repeated="2"/>
          <table:table-cell table:style-name="ce36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8.96_{\pm 1.80}$ " calcext:value-type="string">
            <text:p><text:s/>$98.96_{\pm 1.80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8.36_{\pm 3.44}$ " calcext:value-type="string">
            <text:p><text:s/>$98.36_{\pm 3.44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9.64_{\pm 1.07}$ " calcext:value-type="string">
            <text:p><text:s/>$99.64_{\pm 1.07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8.96_{\pm 1.80}$ " calcext:value-type="string">
            <text:p><text:s/>$98.96_{\pm 1.80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96_{\pm 1.80}$ " calcext:value-type="string">
            <text:p><text:s/>$98.96_{\pm 1.80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36_{\pm 3.44}$ " calcext:value-type="string">
            <text:p><text:s/>$98.36_{\pm 3.44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9.64_{\pm 1.07}$ " calcext:value-type="string">
            <text:p><text:s/>$99.64_{\pm 1.07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8.96_{\pm 1.80}$ " calcext:value-type="string">
            <text:p><text:s/>$98.96_{\pm 1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80" calcext:value-type="float">
            <text:p>80.00</text:p>
          </table:table-cell>
          <table:table-cell table:style-name="ce25" office:value-type="float" office:value="33.166247903554" calcext:value-type="float">
            <text:p>33.17</text:p>
          </table:table-cell>
          <table:table-cell table:style-name="ce19" office:value-type="float" office:value="90" calcext:value-type="float">
            <text:p>90.00</text:p>
          </table:table-cell>
          <table:table-cell table:style-name="ce25" office:value-type="float" office:value="30" calcext:value-type="float">
            <text:p>30.00</text:p>
          </table:table-cell>
          <table:table-cell table:style-name="ce19" office:value-type="float" office:value="76.6666666666667" calcext:value-type="float">
            <text:p>76.67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19" office:value-type="float" office:value="80" calcext:value-type="float">
            <text:p>80.00</text:p>
          </table:table-cell>
          <table:table-cell table:style-name="ce34" office:value-type="float" office:value="33.166247903554" calcext:value-type="float">
            <text:p>33.17</text:p>
          </table:table-cell>
          <table:table-cell table:style-name="ce34"/>
          <table:table-cell table:style-name="ce25" office:value-type="float" office:value="84" calcext:value-type="float">
            <text:p>84.00</text:p>
          </table:table-cell>
          <table:table-cell table:style-name="ce34" office:value-type="float" office:value="24.576411454889" calcext:value-type="float">
            <text:p>24.58</text:p>
          </table:table-cell>
          <table:table-cell table:style-name="ce25" office:value-type="float" office:value="93.3333333333333" calcext:value-type="float">
            <text:p>93.33</text:p>
          </table:table-cell>
          <table:table-cell table:style-name="ce34" office:value-type="float" office:value="20" calcext:value-type="float">
            <text:p>20.00</text:p>
          </table:table-cell>
          <table:table-cell table:style-name="ce25" office:value-type="float" office:value="81.6666666666667" calcext:value-type="float">
            <text:p>81.67</text:p>
          </table:table-cell>
          <table:table-cell table:style-name="ce34" office:value-type="float" office:value="28.3333333333333" calcext:value-type="float">
            <text:p>28.33</text:p>
          </table:table-cell>
          <table:table-cell table:style-name="ce19" office:value-type="float" office:value="84" calcext:value-type="float">
            <text:p>84.00</text:p>
          </table:table-cell>
          <table:table-cell table:style-name="ce34" office:value-type="float" office:value="24.576411454889" calcext:value-type="float">
            <text:p>24.58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80.00_{\pm 33.17}$ " calcext:value-type="string">
            <text:p><text:s/>$80.00_{\pm 33.17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0.00_{\pm 30.00}$ " calcext:value-type="string">
            <text:p><text:s/>$90.00_{\pm 30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76.67_{\pm 36.67}$ " calcext:value-type="string">
            <text:p><text:s/>$76.67_{\pm 36.67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80.00_{\pm 33.17}$ " calcext:value-type="string">
            <text:p><text:s/>$80.00_{\pm 33.17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84.00_{\pm 24.58}$ " calcext:value-type="string">
            <text:p><text:s/>$84.00_{\pm 24.58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81.67_{\pm 28.33}$ " calcext:value-type="string">
            <text:p><text:s/>$81.67_{\pm 28.33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84.00_{\pm 24.58}$ " calcext:value-type="string">
            <text:p><text:s/>$84.00_{\pm 24.5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4.7456188780274" calcext:value-type="float">
            <text:p>94.75</text:p>
          </table:table-cell>
          <table:table-cell table:style-name="ce25" office:value-type="float" office:value="2.99446501495364" calcext:value-type="float">
            <text:p>2.99</text:p>
          </table:table-cell>
          <table:table-cell table:style-name="ce19" office:value-type="float" office:value="94.5465150299616" calcext:value-type="float">
            <text:p>94.55</text:p>
          </table:table-cell>
          <table:table-cell table:style-name="ce25" office:value-type="float" office:value="3.10794001899756" calcext:value-type="float">
            <text:p>3.11</text:p>
          </table:table-cell>
          <table:table-cell table:style-name="ce19" office:value-type="float" office:value="94.9498012667984" calcext:value-type="float">
            <text:p>94.95</text:p>
          </table:table-cell>
          <table:table-cell table:style-name="ce25" office:value-type="float" office:value="2.94222653802823" calcext:value-type="float">
            <text:p>2.94</text:p>
          </table:table-cell>
          <table:table-cell table:style-name="ce19" office:value-type="float" office:value="94.1751855030549" calcext:value-type="float">
            <text:p>94.18</text:p>
          </table:table-cell>
          <table:table-cell table:style-name="ce34" office:value-type="float" office:value="3.12447158396641" calcext:value-type="float">
            <text:p>3.12</text:p>
          </table:table-cell>
          <table:table-cell table:style-name="ce34"/>
          <table:table-cell table:style-name="ce25" office:value-type="float" office:value="99.309638718637" calcext:value-type="float">
            <text:p>99.31</text:p>
          </table:table-cell>
          <table:table-cell table:style-name="ce34" office:value-type="float" office:value="0.754057686725167" calcext:value-type="float">
            <text:p>0.75</text:p>
          </table:table-cell>
          <table:table-cell table:style-name="ce25" office:value-type="float" office:value="99.0992965367965" calcext:value-type="float">
            <text:p>99.10</text:p>
          </table:table-cell>
          <table:table-cell table:style-name="ce34" office:value-type="float" office:value="1.02262594982412" calcext:value-type="float">
            <text:p>1.02</text:p>
          </table:table-cell>
          <table:table-cell table:style-name="ce25" office:value-type="float" office:value="99.5253494432599" calcext:value-type="float">
            <text:p>99.53</text:p>
          </table:table-cell>
          <table:table-cell table:style-name="ce34" office:value-type="float" office:value="0.726088164665993" calcext:value-type="float">
            <text:p>0.73</text:p>
          </table:table-cell>
          <table:table-cell table:style-name="ce19" office:value-type="float" office:value="96.9488993355867" calcext:value-type="float">
            <text:p>96.95</text:p>
          </table:table-cell>
          <table:table-cell table:style-name="ce34" office:value-type="float" office:value="1.47951802144463" calcext:value-type="float">
            <text:p>1.48</text:p>
          </table:table-cell>
          <table:table-cell table:style-name="ce25" table:number-columns-repeated="2"/>
          <table:table-cell table:style-name="ce36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75_{\pm 2.99}$ " calcext:value-type="string">
            <text:p><text:s/>$94.75_{\pm 2.99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55_{\pm 3.11}$ " calcext:value-type="string">
            <text:p><text:s/>$94.55_{\pm 3.11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95_{\pm 2.94}$ " calcext:value-type="string">
            <text:p><text:s/>$94.95_{\pm 2.94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4.18_{\pm 3.12}$ " calcext:value-type="string">
            <text:p><text:s/>$94.18_{\pm 3.12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31_{\pm 0.75}$ " calcext:value-type="string">
            <text:p><text:s/>$99.31_{\pm 0.75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9.10_{\pm 1.02}$ " calcext:value-type="string">
            <text:p><text:s/>$99.10_{\pm 1.02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53_{\pm 0.73}$ " calcext:value-type="string">
            <text:p><text:s/>$99.53_{\pm 0.73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6.95_{\pm 1.48}$ " calcext:value-type="string">
            <text:p><text:s/>$96.95_{\pm 1.4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0554717367632" calcext:value-type="float">
            <text:p>95.06</text:p>
          </table:table-cell>
          <table:table-cell table:style-name="ce25" office:value-type="float" office:value="3.23921785064189" calcext:value-type="float">
            <text:p>3.24</text:p>
          </table:table-cell>
          <table:table-cell table:style-name="ce19" office:value-type="float" office:value="93.6682933542508" calcext:value-type="float">
            <text:p>93.67</text:p>
          </table:table-cell>
          <table:table-cell table:style-name="ce25" office:value-type="float" office:value="4.03730111010791" calcext:value-type="float">
            <text:p>4.04</text:p>
          </table:table-cell>
          <table:table-cell table:style-name="ce19" office:value-type="float" office:value="96.5675758370487" calcext:value-type="float">
            <text:p>96.57</text:p>
          </table:table-cell>
          <table:table-cell table:style-name="ce25" office:value-type="float" office:value="3.47435907795461" calcext:value-type="float">
            <text:p>3.47</text:p>
          </table:table-cell>
          <table:table-cell table:style-name="ce19" office:value-type="float" office:value="95.0554717367632" calcext:value-type="float">
            <text:p>95.06</text:p>
          </table:table-cell>
          <table:table-cell table:style-name="ce34" office:value-type="float" office:value="3.23921785064189" calcext:value-type="float">
            <text:p>3.24</text:p>
          </table:table-cell>
          <table:table-cell table:style-name="ce34"/>
          <table:table-cell table:style-name="ce25" office:value-type="float" office:value="97.4717013517788" calcext:value-type="float">
            <text:p>97.47</text:p>
          </table:table-cell>
          <table:table-cell table:style-name="ce34" office:value-type="float" office:value="1.7989457893692" calcext:value-type="float">
            <text:p>1.80</text:p>
          </table:table-cell>
          <table:table-cell table:style-name="ce25" office:value-type="float" office:value="96.0583925555634" calcext:value-type="float">
            <text:p>96.06</text:p>
          </table:table-cell>
          <table:table-cell table:style-name="ce34" office:value-type="float" office:value="3.35652663146657" calcext:value-type="float">
            <text:p>3.36</text:p>
          </table:table-cell>
          <table:table-cell table:style-name="ce25" office:value-type="float" office:value="99.0121951219512" calcext:value-type="float">
            <text:p>99.01</text:p>
          </table:table-cell>
          <table:table-cell table:style-name="ce34" office:value-type="float" office:value="1.62904190043869" calcext:value-type="float">
            <text:p>1.63</text:p>
          </table:table-cell>
          <table:table-cell table:style-name="ce19" office:value-type="float" office:value="97.4717013517788" calcext:value-type="float">
            <text:p>97.47</text:p>
          </table:table-cell>
          <table:table-cell table:style-name="ce34" office:value-type="float" office:value="1.7989457893692" calcext:value-type="float">
            <text:p>1.80</text:p>
          </table:table-cell>
          <table:table-cell table:style-name="ce25" table:number-columns-repeated="2"/>
          <table:table-cell table:style-name="ce36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5.06_{\pm 3.24}$ " calcext:value-type="string">
            <text:p><text:s/>$95.06_{\pm 3.24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67_{\pm 4.04}$ " calcext:value-type="string">
            <text:p><text:s/>$93.67_{\pm 4.04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6.57_{\pm 3.47}$ " calcext:value-type="string">
            <text:p><text:s/>$96.57_{\pm 3.47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5.06_{\pm 3.24}$ " calcext:value-type="string">
            <text:p><text:s/>$95.06_{\pm 3.24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47_{\pm 1.80}$ " calcext:value-type="string">
            <text:p><text:s/>$97.47_{\pm 1.80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6.06_{\pm 3.36}$ " calcext:value-type="string">
            <text:p><text:s/>$96.06_{\pm 3.36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9.01_{\pm 1.63}$ " calcext:value-type="string">
            <text:p><text:s/>$99.01_{\pm 1.63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7.47_{\pm 1.80}$ " calcext:value-type="string">
            <text:p><text:s/>$97.47_{\pm 1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8432287067414" calcext:value-type="float">
            <text:p>94.84</text:p>
          </table:table-cell>
          <table:table-cell table:style-name="ce25" office:value-type="float" office:value="3.76418493680334" calcext:value-type="float">
            <text:p>3.76</text:p>
          </table:table-cell>
          <table:table-cell table:style-name="ce19" office:value-type="float" office:value="94.9370982801723" calcext:value-type="float">
            <text:p>94.94</text:p>
          </table:table-cell>
          <table:table-cell table:style-name="ce25" office:value-type="float" office:value="4.60871790772376" calcext:value-type="float">
            <text:p>4.61</text:p>
          </table:table-cell>
          <table:table-cell table:style-name="ce19" office:value-type="float" office:value="94.8459797213118" calcext:value-type="float">
            <text:p>94.85</text:p>
          </table:table-cell>
          <table:table-cell table:style-name="ce25" office:value-type="float" office:value="4.03179406988367" calcext:value-type="float">
            <text:p>4.03</text:p>
          </table:table-cell>
          <table:table-cell table:style-name="ce19" office:value-type="float" office:value="94.8432287067414" calcext:value-type="float">
            <text:p>94.84</text:p>
          </table:table-cell>
          <table:table-cell table:style-name="ce34" office:value-type="float" office:value="3.76418493680334" calcext:value-type="float">
            <text:p>3.76</text:p>
          </table:table-cell>
          <table:table-cell table:style-name="ce34"/>
          <table:table-cell table:style-name="ce25" office:value-type="float" office:value="96.4319667660677" calcext:value-type="float">
            <text:p>96.43</text:p>
          </table:table-cell>
          <table:table-cell table:style-name="ce34" office:value-type="float" office:value="2.9405583884938" calcext:value-type="float">
            <text:p>2.94</text:p>
          </table:table-cell>
          <table:table-cell table:style-name="ce25" office:value-type="float" office:value="96.4999514916323" calcext:value-type="float">
            <text:p>96.50</text:p>
          </table:table-cell>
          <table:table-cell table:style-name="ce34" office:value-type="float" office:value="3.28981622182817" calcext:value-type="float">
            <text:p>3.29</text:p>
          </table:table-cell>
          <table:table-cell table:style-name="ce25" office:value-type="float" office:value="96.4607809847199" calcext:value-type="float">
            <text:p>96.46</text:p>
          </table:table-cell>
          <table:table-cell table:style-name="ce34" office:value-type="float" office:value="3.92066159042326" calcext:value-type="float">
            <text:p>3.92</text:p>
          </table:table-cell>
          <table:table-cell table:style-name="ce19" office:value-type="float" office:value="96.4319667660677" calcext:value-type="float">
            <text:p>96.43</text:p>
          </table:table-cell>
          <table:table-cell table:style-name="ce34" office:value-type="float" office:value="2.9405583884938" calcext:value-type="float">
            <text:p>2.94</text:p>
          </table:table-cell>
          <table:table-cell table:style-name="ce25" table:number-columns-repeated="2"/>
          <table:table-cell table:style-name="ce36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4.84_{\pm 3.76}$ " calcext:value-type="string">
            <text:p><text:s/>$94.84_{\pm 3.76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4.94_{\pm 4.61}$ " calcext:value-type="string">
            <text:p><text:s/>$94.94_{\pm 4.61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4.85_{\pm 4.03}$ " calcext:value-type="string">
            <text:p><text:s/>$94.85_{\pm 4.03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4.84_{\pm 3.76}$ " calcext:value-type="string">
            <text:p><text:s/>$94.84_{\pm 3.76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43_{\pm 2.94}$ " calcext:value-type="string">
            <text:p><text:s/>$96.43_{\pm 2.94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6.50_{\pm 3.29}$ " calcext:value-type="string">
            <text:p><text:s/>$96.50_{\pm 3.29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6.46_{\pm 3.92}$ " calcext:value-type="string">
            <text:p><text:s/>$96.46_{\pm 3.92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43_{\pm 2.94}$ " calcext:value-type="string">
            <text:p><text:s/>$96.43_{\pm 2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25" office:value-type="float" office:value="41.6333199893227" calcext:value-type="float">
            <text:p>41.63</text:p>
          </table:table-cell>
          <table:table-cell table:style-name="ce19" office:value-type="float" office:value="30" calcext:value-type="float">
            <text:p>3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25" calcext:value-type="float">
            <text:p>2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34"/>
          <table:table-cell table:style-name="ce25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office:value-type="float" office:value="30" calcext:value-type="float">
            <text:p>3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25" calcext:value-type="float">
            <text:p>25.00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table:number-columns-repeated="2"/>
          <table:table-cell table:style-name="ce36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4.9047619047619" calcext:value-type="float">
            <text:p>54.90</text:p>
          </table:table-cell>
          <table:table-cell table:style-name="ce25" office:value-type="float" office:value="38.7175656081489" calcext:value-type="float">
            <text:p>38.72</text:p>
          </table:table-cell>
          <table:table-cell table:style-name="ce19" office:value-type="float" office:value="61.6666666666667" calcext:value-type="float">
            <text:p>61.67</text:p>
          </table:table-cell>
          <table:table-cell table:style-name="ce25" office:value-type="float" office:value="43.493294502333" calcext:value-type="float">
            <text:p>43.49</text:p>
          </table:table-cell>
          <table:table-cell table:style-name="ce19" office:value-type="float" office:value="52.5" calcext:value-type="float">
            <text:p>52.50</text:p>
          </table:table-cell>
          <table:table-cell table:style-name="ce25" office:value-type="float" office:value="39.4493345951488" calcext:value-type="float">
            <text:p>39.45</text:p>
          </table:table-cell>
          <table:table-cell table:style-name="ce19" office:value-type="float" office:value="54.9047619047619" calcext:value-type="float">
            <text:p>54.90</text:p>
          </table:table-cell>
          <table:table-cell table:style-name="ce34" office:value-type="float" office:value="38.7175656081489" calcext:value-type="float">
            <text:p>38.72</text:p>
          </table:table-cell>
          <table:table-cell table:style-name="ce34"/>
          <table:table-cell table:style-name="ce25" office:value-type="float" office:value="61.5714285714286" calcext:value-type="float">
            <text:p>61.57</text:p>
          </table:table-cell>
          <table:table-cell table:style-name="ce34" office:value-type="float" office:value="34.1611825696627" calcext:value-type="float">
            <text:p>34.16</text:p>
          </table:table-cell>
          <table:table-cell table:style-name="ce25" office:value-type="float" office:value="71.6666666666667" calcext:value-type="float">
            <text:p>71.67</text:p>
          </table:table-cell>
          <table:table-cell table:style-name="ce34" office:value-type="float" office:value="39.47573094109" calcext:value-type="float">
            <text:p>39.48</text:p>
          </table:table-cell>
          <table:table-cell table:style-name="ce25" office:value-type="float" office:value="57.5" calcext:value-type="float">
            <text:p>57.50</text:p>
          </table:table-cell>
          <table:table-cell table:style-name="ce34" office:value-type="float" office:value="35.4436171968946" calcext:value-type="float">
            <text:p>35.44</text:p>
          </table:table-cell>
          <table:table-cell table:style-name="ce19" office:value-type="float" office:value="61.5714285714286" calcext:value-type="float">
            <text:p>61.57</text:p>
          </table:table-cell>
          <table:table-cell table:style-name="ce34" office:value-type="float" office:value="34.1611825696627" calcext:value-type="float">
            <text:p>34.16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54.90_{\pm 38.72}$ " calcext:value-type="string">
            <text:p><text:s/>$54.90_{\pm 38.72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61.67_{\pm 43.49}$ " calcext:value-type="string">
            <text:p><text:s/>$61.67_{\pm 43.49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52.50_{\pm 39.45}$ " calcext:value-type="string">
            <text:p><text:s/>$52.50_{\pm 39.45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54.90_{\pm 38.72}$ " calcext:value-type="string">
            <text:p><text:s/>$54.90_{\pm 38.72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1.57_{\pm 34.16}$ " calcext:value-type="string">
            <text:p><text:s/>$61.57_{\pm 34.16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1.67_{\pm 39.48}$ " calcext:value-type="string">
            <text:p><text:s/>$71.67_{\pm 39.48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57.50_{\pm 35.44}$ " calcext:value-type="string">
            <text:p><text:s/>$57.50_{\pm 35.44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1.57_{\pm 34.16}$ " calcext:value-type="string">
            <text:p><text:s/>$61.57_{\pm 34.1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4.92224022399" calcext:value-type="float">
            <text:p>94.92</text:p>
          </table:table-cell>
          <table:table-cell table:style-name="ce25" office:value-type="float" office:value="1.55808136392771" calcext:value-type="float">
            <text:p>1.56</text:p>
          </table:table-cell>
          <table:table-cell table:style-name="ce19" office:value-type="float" office:value="94.6050200295358" calcext:value-type="float">
            <text:p>94.61</text:p>
          </table:table-cell>
          <table:table-cell table:style-name="ce25" office:value-type="float" office:value="1.61338436933592" calcext:value-type="float">
            <text:p>1.61</text:p>
          </table:table-cell>
          <table:table-cell table:style-name="ce19" office:value-type="float" office:value="95.2500505829492" calcext:value-type="float">
            <text:p>95.25</text:p>
          </table:table-cell>
          <table:table-cell table:style-name="ce25" office:value-type="float" office:value="1.74377551840313" calcext:value-type="float">
            <text:p>1.74</text:p>
          </table:table-cell>
          <table:table-cell table:style-name="ce19" office:value-type="float" office:value="94.0315517428474" calcext:value-type="float">
            <text:p>94.03</text:p>
          </table:table-cell>
          <table:table-cell table:style-name="ce34" office:value-type="float" office:value="1.98741240503379" calcext:value-type="float">
            <text:p>1.99</text:p>
          </table:table-cell>
          <table:table-cell table:style-name="ce34"/>
          <table:table-cell table:style-name="ce25" office:value-type="float" office:value="99.0381740221625" calcext:value-type="float">
            <text:p>99.04</text:p>
          </table:table-cell>
          <table:table-cell table:style-name="ce34" office:value-type="float" office:value="0.499961626947532" calcext:value-type="float">
            <text:p>0.50</text:p>
          </table:table-cell>
          <table:table-cell table:style-name="ce25" office:value-type="float" office:value="98.7084974262685" calcext:value-type="float">
            <text:p>98.71</text:p>
          </table:table-cell>
          <table:table-cell table:style-name="ce34" office:value-type="float" office:value="0.833284206960098" calcext:value-type="float">
            <text:p>0.83</text:p>
          </table:table-cell>
          <table:table-cell table:style-name="ce25" office:value-type="float" office:value="99.3789122270135" calcext:value-type="float">
            <text:p>99.38</text:p>
          </table:table-cell>
          <table:table-cell table:style-name="ce34" office:value-type="float" office:value="0.818599555643205" calcext:value-type="float">
            <text:p>0.82</text:p>
          </table:table-cell>
          <table:table-cell table:style-name="ce19" office:value-type="float" office:value="98.0192804128147" calcext:value-type="float">
            <text:p>98.02</text:p>
          </table:table-cell>
          <table:table-cell table:style-name="ce34" office:value-type="float" office:value="1.50739409390047" calcext:value-type="float">
            <text:p>1.51</text:p>
          </table:table-cell>
          <table:table-cell table:style-name="ce25" table:number-columns-repeated="2"/>
          <table:table-cell table:style-name="ce36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4.92_{\pm 1.56}$ " calcext:value-type="string">
            <text:p><text:s/>$94.92_{\pm 1.56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4.61_{\pm 1.61}$ " calcext:value-type="string">
            <text:p><text:s/>$94.61_{\pm 1.61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5.25_{\pm 1.74}$ " calcext:value-type="string">
            <text:p><text:s/>$95.25_{\pm 1.74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4.03_{\pm 1.99}$ " calcext:value-type="string">
            <text:p><text:s/>$94.03_{\pm 1.99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9.04_{\pm 0.50}$ " calcext:value-type="string">
            <text:p><text:s/>$99.04_{\pm 0.50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8.71_{\pm 0.83}$ " calcext:value-type="string">
            <text:p><text:s/>$98.71_{\pm 0.83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9.38_{\pm 0.82}$ " calcext:value-type="string">
            <text:p><text:s/>$99.38_{\pm 0.82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8.02_{\pm 1.51}$ " calcext:value-type="string">
            <text:p><text:s/>$98.02_{\pm 1.5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1.3566524749845" calcext:value-type="float">
            <text:p>91.36</text:p>
          </table:table-cell>
          <table:table-cell table:style-name="ce25" office:value-type="float" office:value="5.10577438753301" calcext:value-type="float">
            <text:p>5.11</text:p>
          </table:table-cell>
          <table:table-cell table:style-name="ce19" office:value-type="float" office:value="91.293659768512" calcext:value-type="float">
            <text:p>91.29</text:p>
          </table:table-cell>
          <table:table-cell table:style-name="ce25" office:value-type="float" office:value="5.61100437154556" calcext:value-type="float">
            <text:p>5.61</text:p>
          </table:table-cell>
          <table:table-cell table:style-name="ce19" office:value-type="float" office:value="91.4325556284105" calcext:value-type="float">
            <text:p>91.43</text:p>
          </table:table-cell>
          <table:table-cell table:style-name="ce25" office:value-type="float" office:value="4.6719532890346" calcext:value-type="float">
            <text:p>4.67</text:p>
          </table:table-cell>
          <table:table-cell table:style-name="ce19" office:value-type="float" office:value="91.3566524749845" calcext:value-type="float">
            <text:p>91.36</text:p>
          </table:table-cell>
          <table:table-cell table:style-name="ce34" office:value-type="float" office:value="5.10577438753301" calcext:value-type="float">
            <text:p>5.11</text:p>
          </table:table-cell>
          <table:table-cell table:style-name="ce34"/>
          <table:table-cell table:style-name="ce25" office:value-type="float" office:value="98.5914862623877" calcext:value-type="float">
            <text:p>98.59</text:p>
          </table:table-cell>
          <table:table-cell table:style-name="ce34" office:value-type="float" office:value="1.89483500859693" calcext:value-type="float">
            <text:p>1.89</text:p>
          </table:table-cell>
          <table:table-cell table:style-name="ce25" office:value-type="float" office:value="98.4927093687081" calcext:value-type="float">
            <text:p>98.49</text:p>
          </table:table-cell>
          <table:table-cell table:style-name="ce34" office:value-type="float" office:value="2.04001879273657" calcext:value-type="float">
            <text:p>2.04</text:p>
          </table:table-cell>
          <table:table-cell table:style-name="ce25" office:value-type="float" office:value="98.7042842215256" calcext:value-type="float">
            <text:p>98.70</text:p>
          </table:table-cell>
          <table:table-cell table:style-name="ce34" office:value-type="float" office:value="2.09101326819881" calcext:value-type="float">
            <text:p>2.09</text:p>
          </table:table-cell>
          <table:table-cell table:style-name="ce19" office:value-type="float" office:value="98.5914862623877" calcext:value-type="float">
            <text:p>98.59</text:p>
          </table:table-cell>
          <table:table-cell table:style-name="ce34" office:value-type="float" office:value="1.89483500859693" calcext:value-type="float">
            <text:p>1.89</text:p>
          </table:table-cell>
          <table:table-cell table:style-name="ce25" table:number-columns-repeated="2"/>
          <table:table-cell table:style-name="ce36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1.36_{\pm 5.11}$ " calcext:value-type="string">
            <text:p><text:s/>$91.36_{\pm 5.11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1.29_{\pm 5.61}$ " calcext:value-type="string">
            <text:p><text:s/>$91.29_{\pm 5.61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1.43_{\pm 4.67}$ " calcext:value-type="string">
            <text:p><text:s/>$91.43_{\pm 4.67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1.36_{\pm 5.11}$ " calcext:value-type="string">
            <text:p><text:s/>$91.36_{\pm 5.11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8.59_{\pm 1.89}$ " calcext:value-type="string">
            <text:p><text:s/>$98.59_{\pm 1.89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8.49_{\pm 2.04}$ " calcext:value-type="string">
            <text:p><text:s/>$98.49_{\pm 2.04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8.70_{\pm 2.09}$ " calcext:value-type="string">
            <text:p><text:s/>$98.70_{\pm 2.09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8.59_{\pm 1.89}$ " calcext:value-type="string">
            <text:p><text:s/>$98.59_{\pm 1.8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6031690820392" calcext:value-type="float">
            <text:p>93.60</text:p>
          </table:table-cell>
          <table:table-cell table:style-name="ce25" office:value-type="float" office:value="3.79355044797977" calcext:value-type="float">
            <text:p>3.79</text:p>
          </table:table-cell>
          <table:table-cell table:style-name="ce19" office:value-type="float" office:value="93.0724567913929" calcext:value-type="float">
            <text:p>93.07</text:p>
          </table:table-cell>
          <table:table-cell table:style-name="ce25" office:value-type="float" office:value="4.21295616154976" calcext:value-type="float">
            <text:p>4.21</text:p>
          </table:table-cell>
          <table:table-cell table:style-name="ce19" office:value-type="float" office:value="94.235796174333" calcext:value-type="float">
            <text:p>94.24</text:p>
          </table:table-cell>
          <table:table-cell table:style-name="ce25" office:value-type="float" office:value="4.4962040870739" calcext:value-type="float">
            <text:p>4.50</text:p>
          </table:table-cell>
          <table:table-cell table:style-name="ce19" office:value-type="float" office:value="93.6031690820392" calcext:value-type="float">
            <text:p>93.60</text:p>
          </table:table-cell>
          <table:table-cell table:style-name="ce34" office:value-type="float" office:value="3.79355044797977" calcext:value-type="float">
            <text:p>3.79</text:p>
          </table:table-cell>
          <table:table-cell table:style-name="ce34"/>
          <table:table-cell table:style-name="ce25" office:value-type="float" office:value="96.424345557417" calcext:value-type="float">
            <text:p>96.42</text:p>
          </table:table-cell>
          <table:table-cell table:style-name="ce34" office:value-type="float" office:value="2.31042067056329" calcext:value-type="float">
            <text:p>2.31</text:p>
          </table:table-cell>
          <table:table-cell table:style-name="ce25" office:value-type="float" office:value="95.8757193644977" calcext:value-type="float">
            <text:p>95.88</text:p>
          </table:table-cell>
          <table:table-cell table:style-name="ce34" office:value-type="float" office:value="2.87142378848533" calcext:value-type="float">
            <text:p>2.87</text:p>
          </table:table-cell>
          <table:table-cell table:style-name="ce25" office:value-type="float" office:value="97.0761272250836" calcext:value-type="float">
            <text:p>97.08</text:p>
          </table:table-cell>
          <table:table-cell table:style-name="ce34" office:value-type="float" office:value="3.38528105613981" calcext:value-type="float">
            <text:p>3.39</text:p>
          </table:table-cell>
          <table:table-cell table:style-name="ce19" office:value-type="float" office:value="96.424345557417" calcext:value-type="float">
            <text:p>96.42</text:p>
          </table:table-cell>
          <table:table-cell table:style-name="ce34" office:value-type="float" office:value="2.31042067056329" calcext:value-type="float">
            <text:p>2.31</text:p>
          </table:table-cell>
          <table:table-cell table:style-name="ce25" table:number-columns-repeated="2"/>
          <table:table-cell table:style-name="ce36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3.60_{\pm 3.79}$ " calcext:value-type="string">
            <text:p><text:s/>$93.60_{\pm 3.79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3.07_{\pm 4.21}$ " calcext:value-type="string">
            <text:p><text:s/>$93.07_{\pm 4.21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4.24_{\pm 4.50}$ " calcext:value-type="string">
            <text:p><text:s/>$94.24_{\pm 4.50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3.60_{\pm 3.79}$ " calcext:value-type="string">
            <text:p><text:s/>$93.60_{\pm 3.79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6.42_{\pm 2.31}$ " calcext:value-type="string">
            <text:p><text:s/>$96.42_{\pm 2.31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5.88_{\pm 2.87}$ " calcext:value-type="string">
            <text:p><text:s/>$95.88_{\pm 2.87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7.08_{\pm 3.39}$ " calcext:value-type="string">
            <text:p><text:s/>$97.08_{\pm 3.39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6.42_{\pm 2.31}$ " calcext:value-type="string">
            <text:p><text:s/>$96.42_{\pm 2.3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25" office:value-type="float" office:value="0.960312608901755" calcext:value-type="float">
            <text:p>0.96</text:p>
          </table:table-cell>
          <table:table-cell table:style-name="ce19" office:value-type="float" office:value="99.0652173913043" calcext:value-type="float">
            <text:p>99.07</text:p>
          </table:table-cell>
          <table:table-cell table:style-name="ce25" office:value-type="float" office:value="1.87524415549606" calcext:value-type="float">
            <text:p>1.88</text:p>
          </table:table-cell>
          <table:table-cell table:style-name="ce19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6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3.4860006218099" calcext:value-type="float">
            <text:p>93.49</text:p>
          </table:table-cell>
          <table:table-cell table:style-name="ce25" office:value-type="float" office:value="1.57112866426473" calcext:value-type="float">
            <text:p>1.57</text:p>
          </table:table-cell>
          <table:table-cell table:style-name="ce19" office:value-type="float" office:value="92.8013262644007" calcext:value-type="float">
            <text:p>92.80</text:p>
          </table:table-cell>
          <table:table-cell table:style-name="ce25" office:value-type="float" office:value="1.6141524037202" calcext:value-type="float">
            <text:p>1.61</text:p>
          </table:table-cell>
          <table:table-cell table:style-name="ce19" office:value-type="float" office:value="94.1847538049013" calcext:value-type="float">
            <text:p>94.18</text:p>
          </table:table-cell>
          <table:table-cell table:style-name="ce25" office:value-type="float" office:value="1.64368329669374" calcext:value-type="float">
            <text:p>1.64</text:p>
          </table:table-cell>
          <table:table-cell table:style-name="ce19" office:value-type="float" office:value="92.217628202829" calcext:value-type="float">
            <text:p>92.22</text:p>
          </table:table-cell>
          <table:table-cell table:style-name="ce34" office:value-type="float" office:value="1.29708383720007" calcext:value-type="float">
            <text:p>1.30</text:p>
          </table:table-cell>
          <table:table-cell table:style-name="ce34"/>
          <table:table-cell table:style-name="ce25" office:value-type="float" office:value="97.6074857143193" calcext:value-type="float">
            <text:p>97.61</text:p>
          </table:table-cell>
          <table:table-cell table:style-name="ce34" office:value-type="float" office:value="0.638603329273732" calcext:value-type="float">
            <text:p>0.64</text:p>
          </table:table-cell>
          <table:table-cell table:style-name="ce25" office:value-type="float" office:value="96.894413320679" calcext:value-type="float">
            <text:p>96.89</text:p>
          </table:table-cell>
          <table:table-cell table:style-name="ce34" office:value-type="float" office:value="0.969241900345165" calcext:value-type="float">
            <text:p>0.97</text:p>
          </table:table-cell>
          <table:table-cell table:style-name="ce25" office:value-type="float" office:value="98.3351832386399" calcext:value-type="float">
            <text:p>98.34</text:p>
          </table:table-cell>
          <table:table-cell table:style-name="ce34" office:value-type="float" office:value="0.504937710181863" calcext:value-type="float">
            <text:p>0.50</text:p>
          </table:table-cell>
          <table:table-cell table:style-name="ce19" office:value-type="float" office:value="95.8755403484458" calcext:value-type="float">
            <text:p>95.88</text:p>
          </table:table-cell>
          <table:table-cell table:style-name="ce34" office:value-type="float" office:value="0.835352429642282" calcext:value-type="float">
            <text:p>0.84</text:p>
          </table:table-cell>
          <table:table-cell table:style-name="ce25" table:number-columns-repeated="2"/>
          <table:table-cell table:style-name="ce36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3.49_{\pm 1.57}$ " calcext:value-type="string">
            <text:p><text:s/>$93.49_{\pm 1.57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2.80_{\pm 1.61}$ " calcext:value-type="string">
            <text:p><text:s/>$92.80_{\pm 1.61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18_{\pm 1.64}$ " calcext:value-type="string">
            <text:p><text:s/>$94.18_{\pm 1.64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22_{\pm 1.30}$ " calcext:value-type="string">
            <text:p><text:s/>$92.22_{\pm 1.30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61_{\pm 0.64}$ " calcext:value-type="string">
            <text:p><text:s/>$97.61_{\pm 0.64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6.89_{\pm 0.97}$ " calcext:value-type="string">
            <text:p><text:s/>$96.89_{\pm 0.97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8.34_{\pm 0.50}$ " calcext:value-type="string">
            <text:p><text:s/>$98.34_{\pm 0.50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88_{\pm 0.84}$ " calcext:value-type="string">
            <text:p><text:s/>$95.88_{\pm 0.8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5326903007966" calcext:value-type="float">
            <text:p>94.53</text:p>
          </table:table-cell>
          <table:table-cell table:style-name="ce25" office:value-type="float" office:value="1.0667017586278" calcext:value-type="float">
            <text:p>1.07</text:p>
          </table:table-cell>
          <table:table-cell table:style-name="ce19" office:value-type="float" office:value="94.0093674562785" calcext:value-type="float">
            <text:p>94.01</text:p>
          </table:table-cell>
          <table:table-cell table:style-name="ce25" office:value-type="float" office:value="1.19639594763895" calcext:value-type="float">
            <text:p>1.20</text:p>
          </table:table-cell>
          <table:table-cell table:style-name="ce19" office:value-type="float" office:value="95.0653709718291" calcext:value-type="float">
            <text:p>95.07</text:p>
          </table:table-cell>
          <table:table-cell table:style-name="ce25" office:value-type="float" office:value="1.08226215019609" calcext:value-type="float">
            <text:p>1.08</text:p>
          </table:table-cell>
          <table:table-cell table:style-name="ce19" office:value-type="float" office:value="94.5326903007966" calcext:value-type="float">
            <text:p>94.53</text:p>
          </table:table-cell>
          <table:table-cell table:style-name="ce34" office:value-type="float" office:value="1.0667017586278" calcext:value-type="float">
            <text:p>1.07</text:p>
          </table:table-cell>
          <table:table-cell table:style-name="ce34"/>
          <table:table-cell table:style-name="ce25" office:value-type="float" office:value="97.1579175819013" calcext:value-type="float">
            <text:p>97.16</text:p>
          </table:table-cell>
          <table:table-cell table:style-name="ce34" office:value-type="float" office:value="0.614085375104935" calcext:value-type="float">
            <text:p>0.61</text:p>
          </table:table-cell>
          <table:table-cell table:style-name="ce25" office:value-type="float" office:value="96.6204395181335" calcext:value-type="float">
            <text:p>96.62</text:p>
          </table:table-cell>
          <table:table-cell table:style-name="ce34" office:value-type="float" office:value="0.877691479467815" calcext:value-type="float">
            <text:p>0.88</text:p>
          </table:table-cell>
          <table:table-cell table:style-name="ce25" office:value-type="float" office:value="97.7050032398761" calcext:value-type="float">
            <text:p>97.71</text:p>
          </table:table-cell>
          <table:table-cell table:style-name="ce34" office:value-type="float" office:value="0.570829412674436" calcext:value-type="float">
            <text:p>0.57</text:p>
          </table:table-cell>
          <table:table-cell table:style-name="ce19" office:value-type="float" office:value="97.1579175819013" calcext:value-type="float">
            <text:p>97.16</text:p>
          </table:table-cell>
          <table:table-cell table:style-name="ce34" office:value-type="float" office:value="0.614085375104935" calcext:value-type="float">
            <text:p>0.61</text:p>
          </table:table-cell>
          <table:table-cell table:style-name="ce25" table:number-columns-repeated="2"/>
          <table:table-cell table:style-name="ce36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53_{\pm 1.07}$ " calcext:value-type="string">
            <text:p><text:s/>$94.53_{\pm 1.07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4.01_{\pm 1.20}$ " calcext:value-type="string">
            <text:p><text:s/>$94.01_{\pm 1.20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07_{\pm 1.08}$ " calcext:value-type="string">
            <text:p><text:s/>$95.07_{\pm 1.08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53_{\pm 1.07}$ " calcext:value-type="string">
            <text:p><text:s/>$94.53_{\pm 1.07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7.16_{\pm 0.61}$ " calcext:value-type="string">
            <text:p><text:s/>$97.16_{\pm 0.61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62_{\pm 0.88}$ " calcext:value-type="string">
            <text:p><text:s/>$96.62_{\pm 0.88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7.71_{\pm 0.57}$ " calcext:value-type="string">
            <text:p><text:s/>$97.71_{\pm 0.57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7.16_{\pm 0.61}$ " calcext:value-type="string">
            <text:p><text:s/>$97.16_{\pm 0.6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4.1470905143674" calcext:value-type="float">
            <text:p>84.15</text:p>
          </table:table-cell>
          <table:table-cell table:style-name="ce25" office:value-type="float" office:value="14.367608060137" calcext:value-type="float">
            <text:p>14.37</text:p>
          </table:table-cell>
          <table:table-cell table:style-name="ce19" office:value-type="float" office:value="82.7637362637363" calcext:value-type="float">
            <text:p>82.76</text:p>
          </table:table-cell>
          <table:table-cell table:style-name="ce25" office:value-type="float" office:value="16.9661228261842" calcext:value-type="float">
            <text:p>16.97</text:p>
          </table:table-cell>
          <table:table-cell table:style-name="ce19" office:value-type="float" office:value="86.5108225108225" calcext:value-type="float">
            <text:p>86.51</text:p>
          </table:table-cell>
          <table:table-cell table:style-name="ce25" office:value-type="float" office:value="13.9759838128096" calcext:value-type="float">
            <text:p>13.98</text:p>
          </table:table-cell>
          <table:table-cell table:style-name="ce19" office:value-type="float" office:value="84.1470905143674" calcext:value-type="float">
            <text:p>84.15</text:p>
          </table:table-cell>
          <table:table-cell table:style-name="ce34" office:value-type="float" office:value="14.367608060137" calcext:value-type="float">
            <text:p>14.37</text:p>
          </table:table-cell>
          <table:table-cell table:style-name="ce34"/>
          <table:table-cell table:style-name="ce25" office:value-type="float" office:value="88.3137571810341" calcext:value-type="float">
            <text:p>88.31</text:p>
          </table:table-cell>
          <table:table-cell table:style-name="ce34" office:value-type="float" office:value="8.01437364122089" calcext:value-type="float">
            <text:p>8.01</text:p>
          </table:table-cell>
          <table:table-cell table:style-name="ce25" office:value-type="float" office:value="86.8113553113553" calcext:value-type="float">
            <text:p>86.81</text:p>
          </table:table-cell>
          <table:table-cell table:style-name="ce34" office:value-type="float" office:value="11.9522873562651" calcext:value-type="float">
            <text:p>11.95</text:p>
          </table:table-cell>
          <table:table-cell table:style-name="ce25" office:value-type="float" office:value="90.8441558441559" calcext:value-type="float">
            <text:p>90.84</text:p>
          </table:table-cell>
          <table:table-cell table:style-name="ce34" office:value-type="float" office:value="7.82523663809093" calcext:value-type="float">
            <text:p>7.83</text:p>
          </table:table-cell>
          <table:table-cell table:style-name="ce19" office:value-type="float" office:value="88.3137571810341" calcext:value-type="float">
            <text:p>88.31</text:p>
          </table:table-cell>
          <table:table-cell table:style-name="ce34" office:value-type="float" office:value="8.01437364122089" calcext:value-type="float">
            <text:p>8.01</text:p>
          </table:table-cell>
          <table:table-cell table:style-name="ce25" table:number-columns-repeated="2"/>
          <table:table-cell table:style-name="ce36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4.15_{\pm 14.37}$ " calcext:value-type="string">
            <text:p><text:s/>$84.15_{\pm 14.37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2.76_{\pm 16.97}$ " calcext:value-type="string">
            <text:p><text:s/>$82.76_{\pm 16.97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86.51_{\pm 13.98}$ " calcext:value-type="string">
            <text:p><text:s/>$86.51_{\pm 13.98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4.15_{\pm 14.37}$ " calcext:value-type="string">
            <text:p><text:s/>$84.15_{\pm 14.37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8.31_{\pm 8.01}$ " calcext:value-type="string">
            <text:p><text:s/>$88.31_{\pm 8.01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86.81_{\pm 11.95}$ " calcext:value-type="string">
            <text:p><text:s/>$86.81_{\pm 11.95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90.84_{\pm 7.83}$ " calcext:value-type="string">
            <text:p><text:s/>$90.84_{\pm 7.83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8.31_{\pm 8.01}$ " calcext:value-type="string">
            <text:p><text:s/>$88.31_{\pm 8.0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3.9718126401799" calcext:value-type="float">
            <text:p>73.97</text:p>
          </table:table-cell>
          <table:table-cell table:style-name="ce25" office:value-type="float" office:value="6.77835751077989" calcext:value-type="float">
            <text:p>6.78</text:p>
          </table:table-cell>
          <table:table-cell table:style-name="ce19" office:value-type="float" office:value="72.82562132481" calcext:value-type="float">
            <text:p>72.83</text:p>
          </table:table-cell>
          <table:table-cell table:style-name="ce25" office:value-type="float" office:value="6.69400887817208" calcext:value-type="float">
            <text:p>6.69</text:p>
          </table:table-cell>
          <table:table-cell table:style-name="ce19" office:value-type="float" office:value="75.2173103584868" calcext:value-type="float">
            <text:p>75.22</text:p>
          </table:table-cell>
          <table:table-cell table:style-name="ce25" office:value-type="float" office:value="7.18813463493874" calcext:value-type="float">
            <text:p>7.19</text:p>
          </table:table-cell>
          <table:table-cell table:style-name="ce19" office:value-type="float" office:value="73.9718126401799" calcext:value-type="float">
            <text:p>73.97</text:p>
          </table:table-cell>
          <table:table-cell table:style-name="ce34" office:value-type="float" office:value="6.77835751077989" calcext:value-type="float">
            <text:p>6.78</text:p>
          </table:table-cell>
          <table:table-cell table:style-name="ce34"/>
          <table:table-cell table:style-name="ce25" office:value-type="float" office:value="86.5375773775289" calcext:value-type="float">
            <text:p>86.54</text:p>
          </table:table-cell>
          <table:table-cell table:style-name="ce34" office:value-type="float" office:value="4.93917389666327" calcext:value-type="float">
            <text:p>4.94</text:p>
          </table:table-cell>
          <table:table-cell table:style-name="ce25" office:value-type="float" office:value="85.2562183703157" calcext:value-type="float">
            <text:p>85.26</text:p>
          </table:table-cell>
          <table:table-cell table:style-name="ce34" office:value-type="float" office:value="5.87971830631313" calcext:value-type="float">
            <text:p>5.88</text:p>
          </table:table-cell>
          <table:table-cell table:style-name="ce25" office:value-type="float" office:value="87.9308774014656" calcext:value-type="float">
            <text:p>87.93</text:p>
          </table:table-cell>
          <table:table-cell table:style-name="ce34" office:value-type="float" office:value="4.38016597010276" calcext:value-type="float">
            <text:p>4.38</text:p>
          </table:table-cell>
          <table:table-cell table:style-name="ce19" office:value-type="float" office:value="86.5375773775289" calcext:value-type="float">
            <text:p>86.54</text:p>
          </table:table-cell>
          <table:table-cell table:style-name="ce34" office:value-type="float" office:value="4.93917389666327" calcext:value-type="float">
            <text:p>4.94</text:p>
          </table:table-cell>
          <table:table-cell table:style-name="ce25" table:number-columns-repeated="2"/>
          <table:table-cell table:style-name="ce36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3.97_{\pm 6.78}$ " calcext:value-type="string">
            <text:p><text:s/>$73.97_{\pm 6.78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2.83_{\pm 6.69}$ " calcext:value-type="string">
            <text:p><text:s/>$72.83_{\pm 6.69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5.22_{\pm 7.19}$ " calcext:value-type="string">
            <text:p><text:s/>$75.22_{\pm 7.19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3.97_{\pm 6.78}$ " calcext:value-type="string">
            <text:p><text:s/>$73.97_{\pm 6.78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6.54_{\pm 4.94}$ " calcext:value-type="string">
            <text:p><text:s/>$86.54_{\pm 4.94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5.26_{\pm 5.88}$ " calcext:value-type="string">
            <text:p><text:s/>$85.26_{\pm 5.88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7.93_{\pm 4.38}$ " calcext:value-type="string">
            <text:p><text:s/>$87.93_{\pm 4.38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6.54_{\pm 4.94}$ " calcext:value-type="string">
            <text:p><text:s/>$86.54_{\pm 4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39.5476190476191" calcext:value-type="float">
            <text:p>39.55</text:p>
          </table:table-cell>
          <table:table-cell table:style-name="ce25" office:value-type="float" office:value="33.2250707869552" calcext:value-type="float">
            <text:p>33.23</text:p>
          </table:table-cell>
          <table:table-cell table:style-name="ce19" office:value-type="float" office:value="45" calcext:value-type="float">
            <text:p>45.00</text:p>
          </table:table-cell>
          <table:table-cell table:style-name="ce25" office:value-type="float" office:value="39.47573094109" calcext:value-type="float">
            <text:p>39.48</text:p>
          </table:table-cell>
          <table:table-cell table:style-name="ce19" office:value-type="float" office:value="39.3333333333333" calcext:value-type="float">
            <text:p>39.33</text:p>
          </table:table-cell>
          <table:table-cell table:style-name="ce25" office:value-type="float" office:value="35.4588963919259" calcext:value-type="float">
            <text:p>35.46</text:p>
          </table:table-cell>
          <table:table-cell table:style-name="ce19" office:value-type="float" office:value="39.5476190476191" calcext:value-type="float">
            <text:p>39.55</text:p>
          </table:table-cell>
          <table:table-cell table:style-name="ce34" office:value-type="float" office:value="33.2250707869552" calcext:value-type="float">
            <text:p>33.23</text:p>
          </table:table-cell>
          <table:table-cell table:style-name="ce34"/>
          <table:table-cell table:style-name="ce25" office:value-type="float" office:value="42.8809523809524" calcext:value-type="float">
            <text:p>42.88</text:p>
          </table:table-cell>
          <table:table-cell table:style-name="ce34" office:value-type="float" office:value="37.2115436335532" calcext:value-type="float">
            <text:p>37.21</text:p>
          </table:table-cell>
          <table:table-cell table:style-name="ce25" office:value-type="float" office:value="48.3333333333333" calcext:value-type="float">
            <text:p>48.33</text:p>
          </table:table-cell>
          <table:table-cell table:style-name="ce34" office:value-type="float" office:value="42.45913067619" calcext:value-type="float">
            <text:p>42.46</text:p>
          </table:table-cell>
          <table:table-cell table:style-name="ce25" office:value-type="float" office:value="42.6666666666667" calcext:value-type="float">
            <text:p>42.67</text:p>
          </table:table-cell>
          <table:table-cell table:style-name="ce34" office:value-type="float" office:value="39.2371705854991" calcext:value-type="float">
            <text:p>39.24</text:p>
          </table:table-cell>
          <table:table-cell table:style-name="ce19" office:value-type="float" office:value="42.8809523809524" calcext:value-type="float">
            <text:p>42.88</text:p>
          </table:table-cell>
          <table:table-cell table:style-name="ce34" office:value-type="float" office:value="37.2115436335532" calcext:value-type="float">
            <text:p>37.21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39.55_{\pm 33.23}$ " calcext:value-type="string">
            <text:p><text:s/>$39.55_{\pm 33.23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45.00_{\pm 39.48}$ " calcext:value-type="string">
            <text:p><text:s/>$45.00_{\pm 39.48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39.33_{\pm 35.46}$ " calcext:value-type="string">
            <text:p><text:s/>$39.33_{\pm 35.46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39.55_{\pm 33.23}$ " calcext:value-type="string">
            <text:p><text:s/>$39.55_{\pm 33.23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42.88_{\pm 37.21}$ " calcext:value-type="string">
            <text:p><text:s/>$42.88_{\pm 37.21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48.33_{\pm 42.46}$ " calcext:value-type="string">
            <text:p><text:s/>$48.33_{\pm 42.46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42.67_{\pm 39.24}$ " calcext:value-type="string">
            <text:p><text:s/>$42.67_{\pm 39.24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42.88_{\pm 37.21}$ " calcext:value-type="string">
            <text:p><text:s/>$42.88_{\pm 37.2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87.9635516148393" calcext:value-type="float">
            <text:p>87.96</text:p>
          </table:table-cell>
          <table:table-cell table:style-name="ce25" office:value-type="float" office:value="2.92526168620684" calcext:value-type="float">
            <text:p>2.93</text:p>
          </table:table-cell>
          <table:table-cell table:style-name="ce19" office:value-type="float" office:value="87.2754242495349" calcext:value-type="float">
            <text:p>87.28</text:p>
          </table:table-cell>
          <table:table-cell table:style-name="ce25" office:value-type="float" office:value="4.24325836173125" calcext:value-type="float">
            <text:p>4.24</text:p>
          </table:table-cell>
          <table:table-cell table:style-name="ce19" office:value-type="float" office:value="88.7282421837049" calcext:value-type="float">
            <text:p>88.73</text:p>
          </table:table-cell>
          <table:table-cell table:style-name="ce25" office:value-type="float" office:value="1.98345161422169" calcext:value-type="float">
            <text:p>1.98</text:p>
          </table:table-cell>
          <table:table-cell table:style-name="ce19" office:value-type="float" office:value="84.8767978101587" calcext:value-type="float">
            <text:p>84.88</text:p>
          </table:table-cell>
          <table:table-cell table:style-name="ce34" office:value-type="float" office:value="3.4156141321918" calcext:value-type="float">
            <text:p>3.42</text:p>
          </table:table-cell>
          <table:table-cell table:style-name="ce34"/>
          <table:table-cell table:style-name="ce25" office:value-type="float" office:value="94.7369372491191" calcext:value-type="float">
            <text:p>94.74</text:p>
          </table:table-cell>
          <table:table-cell table:style-name="ce34" office:value-type="float" office:value="1.5118594515718" calcext:value-type="float">
            <text:p>1.51</text:p>
          </table:table-cell>
          <table:table-cell table:style-name="ce25" office:value-type="float" office:value="93.9707761224916" calcext:value-type="float">
            <text:p>93.97</text:p>
          </table:table-cell>
          <table:table-cell table:style-name="ce34" office:value-type="float" office:value="3.02788501309373" calcext:value-type="float">
            <text:p>3.03</text:p>
          </table:table-cell>
          <table:table-cell table:style-name="ce25" office:value-type="float" office:value="95.5877659821898" calcext:value-type="float">
            <text:p>95.59</text:p>
          </table:table-cell>
          <table:table-cell table:style-name="ce34" office:value-type="float" office:value="1.28813525980284" calcext:value-type="float">
            <text:p>1.29</text:p>
          </table:table-cell>
          <table:table-cell table:style-name="ce19" office:value-type="float" office:value="90.1571283595855" calcext:value-type="float">
            <text:p>90.16</text:p>
          </table:table-cell>
          <table:table-cell table:style-name="ce34" office:value-type="float" office:value="2.53077876340068" calcext:value-type="float">
            <text:p>2.53</text:p>
          </table:table-cell>
          <table:table-cell table:style-name="ce25" table:number-columns-repeated="2"/>
          <table:table-cell table:style-name="ce36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87.96_{\pm 2.93}$ " calcext:value-type="string">
            <text:p><text:s/>$87.96_{\pm 2.93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7.28_{\pm 4.24}$ " calcext:value-type="string">
            <text:p><text:s/>$87.28_{\pm 4.24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88.73_{\pm 1.98}$ " calcext:value-type="string">
            <text:p><text:s/>$88.73_{\pm 1.98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4.88_{\pm 3.42}$ " calcext:value-type="string">
            <text:p><text:s/>$84.88_{\pm 3.42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4.74_{\pm 1.51}$ " calcext:value-type="string">
            <text:p><text:s/>$94.74_{\pm 1.51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3.97_{\pm 3.03}$ " calcext:value-type="string">
            <text:p><text:s/>$93.97_{\pm 3.03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5.59_{\pm 1.29}$ " calcext:value-type="string">
            <text:p><text:s/>$95.59_{\pm 1.29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0.16_{\pm 2.53}$ " calcext:value-type="string">
            <text:p><text:s/>$90.16_{\pm 2.5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7.8972364517904" calcext:value-type="float">
            <text:p>87.90</text:p>
          </table:table-cell>
          <table:table-cell table:style-name="ce25" office:value-type="float" office:value="3.71696905045661" calcext:value-type="float">
            <text:p>3.72</text:p>
          </table:table-cell>
          <table:table-cell table:style-name="ce19" office:value-type="float" office:value="86.6907275735728" calcext:value-type="float">
            <text:p>86.69</text:p>
          </table:table-cell>
          <table:table-cell table:style-name="ce25" office:value-type="float" office:value="5.21550539514887" calcext:value-type="float">
            <text:p>5.22</text:p>
          </table:table-cell>
          <table:table-cell table:style-name="ce19" office:value-type="float" office:value="89.4083614076478" calcext:value-type="float">
            <text:p>89.41</text:p>
          </table:table-cell>
          <table:table-cell table:style-name="ce25" office:value-type="float" office:value="4.63132052529164" calcext:value-type="float">
            <text:p>4.63</text:p>
          </table:table-cell>
          <table:table-cell table:style-name="ce19" office:value-type="float" office:value="87.8972364517904" calcext:value-type="float">
            <text:p>87.90</text:p>
          </table:table-cell>
          <table:table-cell table:style-name="ce34" office:value-type="float" office:value="3.71696905045661" calcext:value-type="float">
            <text:p>3.72</text:p>
          </table:table-cell>
          <table:table-cell table:style-name="ce34"/>
          <table:table-cell table:style-name="ce25" office:value-type="float" office:value="91.2182214497799" calcext:value-type="float">
            <text:p>91.22</text:p>
          </table:table-cell>
          <table:table-cell table:style-name="ce34" office:value-type="float" office:value="2.83840903874698" calcext:value-type="float">
            <text:p>2.84</text:p>
          </table:table-cell>
          <table:table-cell table:style-name="ce25" office:value-type="float" office:value="89.9686655549219" calcext:value-type="float">
            <text:p>89.97</text:p>
          </table:table-cell>
          <table:table-cell table:style-name="ce34" office:value-type="float" office:value="4.82197739466921" calcext:value-type="float">
            <text:p>4.82</text:p>
          </table:table-cell>
          <table:table-cell table:style-name="ce25" office:value-type="float" office:value="92.7863050507066" calcext:value-type="float">
            <text:p>92.79</text:p>
          </table:table-cell>
          <table:table-cell table:style-name="ce34" office:value-type="float" office:value="4.04336229150227" calcext:value-type="float">
            <text:p>4.04</text:p>
          </table:table-cell>
          <table:table-cell table:style-name="ce19" office:value-type="float" office:value="91.2182214497799" calcext:value-type="float">
            <text:p>91.22</text:p>
          </table:table-cell>
          <table:table-cell table:style-name="ce34" office:value-type="float" office:value="2.83840903874698" calcext:value-type="float">
            <text:p>2.84</text:p>
          </table:table-cell>
          <table:table-cell table:style-name="ce25" table:number-columns-repeated="2"/>
          <table:table-cell table:style-name="ce36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87.90_{\pm 3.72}$ " calcext:value-type="string">
            <text:p><text:s/>$87.90_{\pm 3.72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6.69_{\pm 5.22}$ " calcext:value-type="string">
            <text:p><text:s/>$86.69_{\pm 5.22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89.41_{\pm 4.63}$ " calcext:value-type="string">
            <text:p><text:s/>$89.41_{\pm 4.63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87.90_{\pm 3.72}$ " calcext:value-type="string">
            <text:p><text:s/>$87.90_{\pm 3.72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1.22_{\pm 2.84}$ " calcext:value-type="string">
            <text:p><text:s/>$91.22_{\pm 2.84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89.97_{\pm 4.82}$ " calcext:value-type="string">
            <text:p><text:s/>$89.97_{\pm 4.82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2.79_{\pm 4.04}$ " calcext:value-type="string">
            <text:p><text:s/>$92.79_{\pm 4.04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1.22_{\pm 2.84}$ " calcext:value-type="string">
            <text:p><text:s/>$91.22_{\pm 2.8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0.7354403500745" calcext:value-type="float">
            <text:p>80.74</text:p>
          </table:table-cell>
          <table:table-cell table:style-name="ce25" office:value-type="float" office:value="6.30049821934312" calcext:value-type="float">
            <text:p>6.30</text:p>
          </table:table-cell>
          <table:table-cell table:style-name="ce19" office:value-type="float" office:value="79.7723779488485" calcext:value-type="float">
            <text:p>79.77</text:p>
          </table:table-cell>
          <table:table-cell table:style-name="ce25" office:value-type="float" office:value="6.36358026392426" calcext:value-type="float">
            <text:p>6.36</text:p>
          </table:table-cell>
          <table:table-cell table:style-name="ce19" office:value-type="float" office:value="82.1171482026745" calcext:value-type="float">
            <text:p>82.12</text:p>
          </table:table-cell>
          <table:table-cell table:style-name="ce25" office:value-type="float" office:value="8.43766951560407" calcext:value-type="float">
            <text:p>8.44</text:p>
          </table:table-cell>
          <table:table-cell table:style-name="ce19" office:value-type="float" office:value="80.7354403500745" calcext:value-type="float">
            <text:p>80.74</text:p>
          </table:table-cell>
          <table:table-cell table:style-name="ce34" office:value-type="float" office:value="6.30049821934312" calcext:value-type="float">
            <text:p>6.30</text:p>
          </table:table-cell>
          <table:table-cell table:style-name="ce34"/>
          <table:table-cell table:style-name="ce25" office:value-type="float" office:value="90.9609925756267" calcext:value-type="float">
            <text:p>90.96</text:p>
          </table:table-cell>
          <table:table-cell table:style-name="ce34" office:value-type="float" office:value="2.24896964920369" calcext:value-type="float">
            <text:p>2.25</text:p>
          </table:table-cell>
          <table:table-cell table:style-name="ce25" office:value-type="float" office:value="89.9690505572859" calcext:value-type="float">
            <text:p>89.97</text:p>
          </table:table-cell>
          <table:table-cell table:style-name="ce34" office:value-type="float" office:value="4.90353492962537" calcext:value-type="float">
            <text:p>4.90</text:p>
          </table:table-cell>
          <table:table-cell table:style-name="ce25" office:value-type="float" office:value="92.4168660287081" calcext:value-type="float">
            <text:p>92.42</text:p>
          </table:table-cell>
          <table:table-cell table:style-name="ce34" office:value-type="float" office:value="4.95033942204687" calcext:value-type="float">
            <text:p>4.95</text:p>
          </table:table-cell>
          <table:table-cell table:style-name="ce19" office:value-type="float" office:value="90.9609925756267" calcext:value-type="float">
            <text:p>90.96</text:p>
          </table:table-cell>
          <table:table-cell table:style-name="ce34" office:value-type="float" office:value="2.24896964920369" calcext:value-type="float">
            <text:p>2.25</text:p>
          </table:table-cell>
          <table:table-cell table:style-name="ce25" table:number-columns-repeated="2"/>
          <table:table-cell table:style-name="ce36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0.74_{\pm 6.30}$ " calcext:value-type="string">
            <text:p><text:s/>$80.74_{\pm 6.30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79.77_{\pm 6.36}$ " calcext:value-type="string">
            <text:p><text:s/>$79.77_{\pm 6.36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2.12_{\pm 8.44}$ " calcext:value-type="string">
            <text:p><text:s/>$82.12_{\pm 8.44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0.74_{\pm 6.30}$ " calcext:value-type="string">
            <text:p><text:s/>$80.74_{\pm 6.30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0.96_{\pm 2.25}$ " calcext:value-type="string">
            <text:p><text:s/>$90.96_{\pm 2.25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89.97_{\pm 4.90}$ " calcext:value-type="string">
            <text:p><text:s/>$89.97_{\pm 4.90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2.42_{\pm 4.95}$ " calcext:value-type="string">
            <text:p><text:s/>$92.42_{\pm 4.95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0.96_{\pm 2.25}$ " calcext:value-type="string">
            <text:p><text:s/>$90.96_{\pm 2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8.0269321817572" calcext:value-type="float">
            <text:p>78.03</text:p>
          </table:table-cell>
          <table:table-cell table:style-name="ce25" office:value-type="float" office:value="9.54981179995727" calcext:value-type="float">
            <text:p>9.55</text:p>
          </table:table-cell>
          <table:table-cell table:style-name="ce19" office:value-type="float" office:value="78.8219267832271" calcext:value-type="float">
            <text:p>78.82</text:p>
          </table:table-cell>
          <table:table-cell table:style-name="ce25" office:value-type="float" office:value="7.85353433866729" calcext:value-type="float">
            <text:p>7.85</text:p>
          </table:table-cell>
          <table:table-cell table:style-name="ce19" office:value-type="float" office:value="77.6058850625751" calcext:value-type="float">
            <text:p>77.61</text:p>
          </table:table-cell>
          <table:table-cell table:style-name="ce25" office:value-type="float" office:value="11.7235533181805" calcext:value-type="float">
            <text:p>11.72</text:p>
          </table:table-cell>
          <table:table-cell table:style-name="ce19" office:value-type="float" office:value="78.0269321817572" calcext:value-type="float">
            <text:p>78.03</text:p>
          </table:table-cell>
          <table:table-cell table:style-name="ce34" office:value-type="float" office:value="9.54981179995727" calcext:value-type="float">
            <text:p>9.55</text:p>
          </table:table-cell>
          <table:table-cell table:style-name="ce34"/>
          <table:table-cell table:style-name="ce25" office:value-type="float" office:value="86.5491780518292" calcext:value-type="float">
            <text:p>86.55</text:p>
          </table:table-cell>
          <table:table-cell table:style-name="ce34" office:value-type="float" office:value="4.78526065000114" calcext:value-type="float">
            <text:p>4.79</text:p>
          </table:table-cell>
          <table:table-cell table:style-name="ce25" office:value-type="float" office:value="87.797004337252" calcext:value-type="float">
            <text:p>87.80</text:p>
          </table:table-cell>
          <table:table-cell table:style-name="ce34" office:value-type="float" office:value="5.84064492117042" calcext:value-type="float">
            <text:p>5.84</text:p>
          </table:table-cell>
          <table:table-cell table:style-name="ce25" office:value-type="float" office:value="85.7868160578148" calcext:value-type="float">
            <text:p>85.79</text:p>
          </table:table-cell>
          <table:table-cell table:style-name="ce34" office:value-type="float" office:value="6.93896062200228" calcext:value-type="float">
            <text:p>6.94</text:p>
          </table:table-cell>
          <table:table-cell table:style-name="ce19" office:value-type="float" office:value="86.5491780518292" calcext:value-type="float">
            <text:p>86.55</text:p>
          </table:table-cell>
          <table:table-cell table:style-name="ce34" office:value-type="float" office:value="4.78526065000114" calcext:value-type="float">
            <text:p>4.79</text:p>
          </table:table-cell>
          <table:table-cell table:style-name="ce25" table:number-columns-repeated="2"/>
          <table:table-cell table:style-name="ce36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78.03_{\pm 9.55}$ " calcext:value-type="string">
            <text:p><text:s/>$78.03_{\pm 9.55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78.82_{\pm 7.85}$ " calcext:value-type="string">
            <text:p><text:s/>$78.82_{\pm 7.85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77.61_{\pm 11.72}$ " calcext:value-type="string">
            <text:p><text:s/>$77.61_{\pm 11.72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78.03_{\pm 9.55}$ " calcext:value-type="string">
            <text:p><text:s/>$78.03_{\pm 9.55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6.55_{\pm 4.79}$ " calcext:value-type="string">
            <text:p><text:s/>$86.55_{\pm 4.79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7.80_{\pm 5.84}$ " calcext:value-type="string">
            <text:p><text:s/>$87.80_{\pm 5.84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85.79_{\pm 6.94}$ " calcext:value-type="string">
            <text:p><text:s/>$85.79_{\pm 6.94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6.55_{\pm 4.79}$ " calcext:value-type="string">
            <text:p><text:s/>$86.55_{\pm 4.7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2.0088245088245" calcext:value-type="float">
            <text:p>62.01</text:p>
          </table:table-cell>
          <table:table-cell table:style-name="ce25" office:value-type="float" office:value="32.677015578259" calcext:value-type="float">
            <text:p>32.68</text:p>
          </table:table-cell>
          <table:table-cell table:style-name="ce19" office:value-type="float" office:value="68.3333333333333" calcext:value-type="float">
            <text:p>68.33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19" office:value-type="float" office:value="60.4444444444444" calcext:value-type="float">
            <text:p>60.44</text:p>
          </table:table-cell>
          <table:table-cell table:style-name="ce25" office:value-type="float" office:value="34.6265793863616" calcext:value-type="float">
            <text:p>34.63</text:p>
          </table:table-cell>
          <table:table-cell table:style-name="ce19" office:value-type="float" office:value="62.0088245088245" calcext:value-type="float">
            <text:p>62.01</text:p>
          </table:table-cell>
          <table:table-cell table:style-name="ce34" office:value-type="float" office:value="32.677015578259" calcext:value-type="float">
            <text:p>32.68</text:p>
          </table:table-cell>
          <table:table-cell table:style-name="ce34"/>
          <table:table-cell table:style-name="ce25" office:value-type="float" office:value="66.3270063270063" calcext:value-type="float">
            <text:p>66.33</text:p>
          </table:table-cell>
          <table:table-cell table:style-name="ce34" office:value-type="float" office:value="35.3359669023258" calcext:value-type="float">
            <text:p>35.34</text:p>
          </table:table-cell>
          <table:table-cell table:style-name="ce25" office:value-type="float" office:value="72.5" calcext:value-type="float">
            <text:p>72.50</text:p>
          </table:table-cell>
          <table:table-cell table:style-name="ce34" office:value-type="float" office:value="38.0149824265235" calcext:value-type="float">
            <text:p>38.01</text:p>
          </table:table-cell>
          <table:table-cell table:style-name="ce25" office:value-type="float" office:value="64.9444444444444" calcext:value-type="float">
            <text:p>64.94</text:p>
          </table:table-cell>
          <table:table-cell table:style-name="ce34" office:value-type="float" office:value="37.8450789403325" calcext:value-type="float">
            <text:p>37.85</text:p>
          </table:table-cell>
          <table:table-cell table:style-name="ce19" office:value-type="float" office:value="66.3270063270063" calcext:value-type="float">
            <text:p>66.33</text:p>
          </table:table-cell>
          <table:table-cell table:style-name="ce34" office:value-type="float" office:value="35.3359669023258" calcext:value-type="float">
            <text:p>35.34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2.01_{\pm 32.68}$ " calcext:value-type="string">
            <text:p><text:s/>$62.01_{\pm 32.68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68.33_{\pm 36.67}$ " calcext:value-type="string">
            <text:p><text:s/>$68.33_{\pm 36.67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60.44_{\pm 34.63}$ " calcext:value-type="string">
            <text:p><text:s/>$60.44_{\pm 34.63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2.01_{\pm 32.68}$ " calcext:value-type="string">
            <text:p><text:s/>$62.01_{\pm 32.68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6.33_{\pm 35.34}$ " calcext:value-type="string">
            <text:p><text:s/>$66.33_{\pm 35.34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72.50_{\pm 38.01}$ " calcext:value-type="string">
            <text:p><text:s/>$72.50_{\pm 38.01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4.94_{\pm 37.85}$ " calcext:value-type="string">
            <text:p><text:s/>$64.94_{\pm 37.85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6.33_{\pm 35.34}$ " calcext:value-type="string">
            <text:p><text:s/>$66.33_{\pm 35.3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3.66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8:13.298000000</dc:date>
    <meta:editing-cycles>43</meta:editing-cycles>
    <meta:editing-duration>PT4H29M6S</meta:editing-duration>
    <meta:document-statistic meta:table-count="1" meta:cell-count="1330" meta:object-count="0"/>
  </office:meta>
</office:document-meta>
</file>